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mic Sans MS" svg:font-family="'Comic Sans MS'" style:font-family-generic="script" style:font-pitch="variable"/>
    <style:font-face style:name="Consolas" svg:font-family="Consolas"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First_20_Paragraph">
      <style:text-properties style:font-name="Comic Sans MS" fo:font-size="12pt" fo:font-style="normal" style:text-underline-style="none" fo:font-weight="normal" officeooo:paragraph-rsid="0031d6d7" style:font-size-asian="12pt" style:font-style-asian="normal" style:font-weight-asian="normal" style:font-size-complex="12pt" style:font-style-complex="normal" style:font-weight-complex="normal"/>
    </style:style>
    <style:style style:name="P2" style:family="paragraph" style:parent-style-name="Standard">
      <style:text-properties style:font-name="Comic Sans MS" fo:font-size="12pt" fo:font-style="normal" style:text-underline-style="none" fo:font-weight="normal" officeooo:paragraph-rsid="0038adb0" style:font-size-asian="12pt" style:font-style-asian="normal" style:font-weight-asian="normal" style:font-size-complex="12pt" style:font-style-complex="normal" style:font-weight-complex="normal"/>
    </style:style>
    <style:style style:name="P3" style:family="paragraph">
      <loext:graphic-properties draw:fill="solid" draw:fill-color="#ffffff"/>
      <style:paragraph-properties fo:text-align="center"/>
    </style:style>
    <style:style style:name="P4" style:family="paragraph" style:parent-style-name="Text_20_body">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Comic Sans M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font-name="Comic Sans MS" fo:font-size="12pt" fo:font-style="normal" style:text-underline-style="none" fo:font-weight="normal" officeooo:paragraph-rsid="0033b2e8" style:font-size-asian="12pt" style:font-style-asian="normal" style:font-weight-asian="normal" style:font-size-complex="12pt" style:font-style-complex="normal" style:font-weight-complex="normal"/>
    </style:style>
    <style:style style:name="P7" style:family="paragraph" style:parent-style-name="Standard">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Comic Sans MS" fo:font-size="12pt" fo:font-style="normal" style:text-underline-style="none" fo:font-weight="normal" officeooo:rsid="00eb198d" officeooo:paragraph-rsid="00eb198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Comic Sans MS" fo:font-size="12pt" fo:font-style="normal" style:text-underline-style="none" fo:font-weight="normal" officeooo:rsid="00e6d609" officeooo:paragraph-rsid="00e6d609"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Comic Sans MS" fo:font-size="12pt" fo:font-style="normal" style:text-underline-style="none" fo:font-weight="normal" officeooo:paragraph-rsid="00c90103" style:font-size-asian="12pt" style:font-style-asian="normal" style:font-weight-asian="normal" style:font-size-complex="12pt" style:font-style-complex="normal" style:font-weight-complex="normal"/>
    </style:style>
    <style:style style:name="P11" style:family="paragraph" style:parent-style-name="Horizontal_20_Line">
      <style:paragraph-properties fo:margin-top="0.1252in" fo:margin-bottom="0.1252in" style:contextual-spacing="false"/>
      <style:text-properties style:font-name="Comic Sans MS" fo:font-weight="normal" officeooo:paragraph-rsid="00da30e2" style:font-weight-asian="normal" style:font-weight-complex="normal"/>
    </style:style>
    <style:style style:name="P12" style:family="paragraph" style:parent-style-name="Text_20_body">
      <style:text-properties style:font-name="Comic Sans MS" fo:font-size="12pt" fo:font-weight="bold" officeooo:paragraph-rsid="00da30e2" style:font-size-asian="12pt" style:font-weight-asian="bold" style:font-size-complex="12pt" style:font-weight-complex="bold"/>
    </style:style>
    <style:style style:name="P13" style:family="paragraph" style:parent-style-name="Text_20_body">
      <style:text-properties style:font-name="Comic Sans MS" fo:font-style="italic" style:font-style-asian="italic" style:font-style-complex="italic"/>
    </style:style>
    <style:style style:name="P14" style:family="paragraph" style:parent-style-name="Horizontal_20_Line">
      <style:paragraph-properties fo:margin-top="0.1252in" fo:margin-bottom="0.1252in" style:contextual-spacing="false"/>
      <style:text-properties style:font-name="Comic Sans MS" fo:font-style="normal" style:text-underline-style="none" fo:font-weight="normal" officeooo:paragraph-rsid="00d7176c" style:font-style-asian="normal" style:font-weight-asian="normal" style:font-style-complex="normal" style:font-weight-complex="normal"/>
    </style:style>
    <style:style style:name="P15" style:family="paragraph" style:parent-style-name="First_20_Paragraph">
      <style:text-properties style:font-name="Comic Sans MS" fo:font-size="12pt" fo:font-style="italic" fo:font-weight="normal" officeooo:paragraph-rsid="00d7c394" style:font-size-asian="12pt" style:font-style-asian="italic" style:font-weight-asian="normal" style:font-size-complex="12pt" style:font-style-complex="italic" style:font-weight-complex="normal"/>
    </style:style>
    <style:style style:name="P16" style:family="paragraph" style:parent-style-name="First_20_Paragraph">
      <style:text-properties style:font-name="Comic Sans MS" fo:font-size="12pt" fo:font-style="normal" style:text-underline-style="none" fo:font-weight="normal" officeooo:paragraph-rsid="00d7c394"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Comic Sans MS" fo:font-size="12pt" fo:font-weight="bold" officeooo:paragraph-rsid="00d7176c" style:font-size-asian="12pt" style:font-weight-asian="bold" style:font-size-complex="12pt" style:font-weight-complex="bold"/>
    </style:style>
    <style:style style:name="P18" style:family="paragraph" style:parent-style-name="Text_20_body">
      <style:text-properties style:font-name="Comic Sans MS" fo:font-weight="bold" style:font-weight-asian="bold" style:font-weight-complex="bold"/>
    </style:style>
    <style:style style:name="P19" style:family="paragraph" style:parent-style-name="Horizontal_20_Line">
      <style:paragraph-properties fo:margin-top="0.1252in" fo:margin-bottom="0.1252in" style:contextual-spacing="false"/>
      <style:text-properties style:font-name="Comic Sans MS" officeooo:paragraph-rsid="0008111a"/>
    </style:style>
    <style:style style:name="P20" style:family="paragraph" style:parent-style-name="Text_20_body">
      <style:text-properties style:font-name="Comic Sans MS"/>
    </style:style>
    <style:style style:name="P21" style:family="paragraph" style:parent-style-name="Horizontal_20_Line">
      <style:paragraph-properties fo:margin-top="0.1252in" fo:margin-bottom="0.1252in" style:contextual-spacing="false"/>
      <style:text-properties style:font-name="Comic Sans MS" fo:font-style="normal" style:text-underline-style="none" fo:font-weight="normal" style:font-style-asian="normal" style:font-weight-asian="normal" style:font-style-complex="normal" style:font-weight-complex="normal"/>
    </style:style>
    <style:style style:name="P22" style:family="paragraph" style:parent-style-name="Horizontal_20_Line">
      <style:paragraph-properties fo:margin-top="0.1252in" fo:margin-bottom="0.1252in" style:contextual-spacing="false"/>
      <style:text-properties style:font-name="Comic Sans MS" officeooo:paragraph-rsid="001f97f1"/>
    </style:style>
    <style:style style:name="P23" style:family="paragraph" style:parent-style-name="Text_20_body">
      <style:text-properties style:font-name="Comic Sans MS" fo:font-size="12pt" fo:font-weight="normal" style:font-size-asian="12pt" style:font-weight-asian="normal" style:font-size-complex="12pt" style:font-weight-complex="normal"/>
    </style:style>
    <style:style style:name="P24" style:family="paragraph" style:parent-style-name="Horizontal_20_Line">
      <style:paragraph-properties fo:margin-top="0.1252in" fo:margin-bottom="0.1252in" style:contextual-spacing="false"/>
      <style:text-properties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Horizontal_20_Line">
      <style:paragraph-properties fo:margin-top="0.1252in" fo:margin-bottom="0.1252in" style:contextual-spacing="false"/>
      <style:text-properties style:font-name="Comic Sans MS" fo:font-size="12pt" fo:font-style="normal" style:text-underline-style="none" fo:font-weight="normal" officeooo:paragraph-rsid="00257614" style:font-size-asian="12pt" style:font-style-asian="normal" style:font-weight-asian="normal" style:font-size-complex="12pt" style:font-style-complex="normal" style:font-weight-complex="normal"/>
    </style:style>
    <style:style style:name="P26" style:family="paragraph" style:parent-style-name="Text_20_body">
      <style:text-properties style:font-name="Comic Sans MS" officeooo:paragraph-rsid="00257614"/>
    </style:style>
    <style:style style:name="P27" style:family="paragraph" style:parent-style-name="Quotations">
      <style:paragraph-properties fo:margin-top="0.1252in" fo:margin-bottom="0.1252in" style:contextual-spacing="false"/>
      <style:text-properties style:font-name="Comic Sans MS"/>
    </style:style>
    <style:style style:name="P28" style:family="paragraph" style:parent-style-name="Horizontal_20_Line">
      <style:paragraph-properties fo:margin-top="0.1252in" fo:margin-bottom="0.1252in" style:contextual-spacing="false"/>
      <style:text-properties style:font-name="Comic Sans MS" fo:font-size="12pt" fo:font-style="normal" style:text-underline-style="none" fo:font-weight="normal" officeooo:paragraph-rsid="003d0a1a" style:font-size-asian="12pt" style:font-style-asian="normal" style:font-weight-asian="normal" style:font-size-complex="12pt" style:font-style-complex="normal" style:font-weight-complex="normal"/>
    </style:style>
    <style:style style:name="P29" style:family="paragraph" style:parent-style-name="Text_20_body">
      <style:text-properties style:font-name="Comic Sans MS" officeooo:paragraph-rsid="003d0a1a"/>
    </style:style>
    <style:style style:name="P30" style:family="paragraph" style:parent-style-name="Text_20_body">
      <style:text-properties style:font-name="Comic Sans MS" fo:font-weight="normal" officeooo:paragraph-rsid="00257614" style:font-weight-asian="normal" style:font-weight-complex="normal"/>
    </style:style>
    <style:style style:name="P31" style:family="paragraph" style:parent-style-name="Text_20_body" style:list-style-name="L1">
      <style:text-properties style:font-name="Comic Sans MS"/>
    </style:style>
    <style:style style:name="P32" style:family="paragraph" style:parent-style-name="Horizontal_20_Line">
      <style:paragraph-properties fo:margin-top="0.1252in" fo:margin-bottom="0.1252in" style:contextual-spacing="false"/>
      <style:text-properties style:font-name="Comic Sans MS" fo:font-size="12pt" fo:font-style="normal" style:text-underline-style="none" fo:font-weight="normal" officeooo:paragraph-rsid="00482944" style:font-size-asian="12pt" style:font-style-asian="normal" style:font-weight-asian="normal" style:font-size-complex="12pt" style:font-style-complex="normal" style:font-weight-complex="normal"/>
    </style:style>
    <style:style style:name="P33" style:family="paragraph" style:parent-style-name="Text_20_body">
      <style:text-properties style:font-name="Comic Sans MS" officeooo:paragraph-rsid="00482944"/>
    </style:style>
    <style:style style:name="P34" style:family="paragraph" style:parent-style-name="Text_20_body">
      <style:text-properties style:font-name="Comic Sans MS" fo:font-style="normal" style:text-underline-style="none" fo:font-weight="normal" officeooo:paragraph-rsid="00257614" style:font-style-asian="normal" style:font-weight-asian="normal" style:font-style-complex="normal" style:font-weight-complex="normal"/>
    </style:style>
    <style:style style:name="P35" style:family="paragraph" style:parent-style-name="Horizontal_20_Line">
      <style:paragraph-properties fo:margin-top="0.1252in" fo:margin-bottom="0.1252in" style:contextual-spacing="false"/>
      <style:text-properties style:font-name="Comic Sans MS" fo:font-size="12pt" fo:font-style="normal" style:text-underline-style="none" fo:font-weight="normal" officeooo:paragraph-rsid="0062f0ef" style:font-size-asian="12pt" style:font-style-asian="normal" style:font-weight-asian="normal" style:font-size-complex="12pt" style:font-style-complex="normal" style:font-weight-complex="normal"/>
    </style:style>
    <style:style style:name="P36" style:family="paragraph" style:parent-style-name="Text_20_body">
      <style:text-properties style:font-name="Comic Sans MS" officeooo:paragraph-rsid="0062f0ef"/>
    </style:style>
    <style:style style:name="P37" style:family="paragraph" style:parent-style-name="Text_20_body">
      <style:text-properties style:font-name="Comic Sans MS" fo:font-style="normal" style:text-underline-style="none" fo:font-weight="normal" officeooo:paragraph-rsid="0062f0ef" style:font-style-asian="normal" style:font-weight-asian="normal" style:font-style-complex="normal" style:font-weight-complex="normal"/>
    </style:style>
    <style:style style:name="P38" style:family="paragraph" style:parent-style-name="Horizontal_20_Line">
      <style:paragraph-properties fo:margin-top="0.1252in" fo:margin-bottom="0.1252in" style:contextual-spacing="false"/>
      <style:text-properties style:font-name="Comic Sans MS" fo:font-size="12pt" fo:font-style="normal" style:text-underline-style="none" fo:font-weight="normal" officeooo:paragraph-rsid="006da4a9" style:font-size-asian="12pt" style:font-style-asian="normal" style:font-weight-asian="normal" style:font-size-complex="12pt" style:font-style-complex="normal" style:font-weight-complex="normal"/>
    </style:style>
    <style:style style:name="P39" style:family="paragraph" style:parent-style-name="Text_20_body">
      <style:text-properties style:font-name="Comic Sans MS" officeooo:paragraph-rsid="006da4a9"/>
    </style:style>
    <style:style style:name="P40" style:family="paragraph" style:parent-style-name="Text_20_body">
      <style:text-properties style:font-name="Comic Sans MS" fo:font-style="normal" style:text-underline-style="none" fo:font-weight="normal" officeooo:paragraph-rsid="007880a5" style:font-style-asian="normal" style:font-weight-asian="normal" style:font-style-complex="normal" style:font-weight-complex="normal"/>
    </style:style>
    <style:style style:name="P41" style:family="paragraph" style:parent-style-name="Text_20_body">
      <style:text-properties style:font-name="Comic Sans MS" fo:font-style="normal" style:text-underline-style="none" fo:font-weight="normal" officeooo:paragraph-rsid="008ee8a9" style:font-style-asian="normal" style:font-weight-asian="normal" style:font-style-complex="normal" style:font-weight-complex="normal"/>
    </style:style>
    <style:style style:name="P42" style:family="paragraph" style:parent-style-name="Text_20_body">
      <style:text-properties style:font-name="Comic Sans MS" fo:font-style="normal" style:text-underline-style="none" fo:font-weight="normal" officeooo:paragraph-rsid="008b718e" style:font-style-asian="normal" style:font-weight-asian="normal" style:font-style-complex="normal" style:font-weight-complex="normal"/>
    </style:style>
    <style:style style:name="P43" style:family="paragraph" style:parent-style-name="Horizontal_20_Line">
      <style:paragraph-properties fo:margin-top="0.1252in" fo:margin-bottom="0.1252in" style:contextual-spacing="false"/>
      <style:text-properties style:font-name="Comic Sans MS" fo:font-size="12pt" fo:font-style="normal" style:text-underline-style="none" fo:font-weight="normal" officeooo:paragraph-rsid="00a12ed9" style:font-size-asian="12pt" style:font-style-asian="normal" style:font-weight-asian="normal" style:font-size-complex="12pt" style:font-style-complex="normal" style:font-weight-complex="normal"/>
    </style:style>
    <style:style style:name="P44" style:family="paragraph" style:parent-style-name="Text_20_body">
      <style:text-properties style:font-name="Comic Sans MS" officeooo:paragraph-rsid="00a12ed9"/>
    </style:style>
    <style:style style:name="P45" style:family="paragraph" style:parent-style-name="Text_20_body">
      <style:text-properties style:font-name="Comic Sans MS" fo:font-style="normal" style:text-underline-style="none" fo:font-weight="normal" officeooo:paragraph-rsid="00a12ed9" style:font-style-asian="normal" style:font-weight-asian="normal" style:font-style-complex="normal" style:font-weight-complex="normal"/>
    </style:style>
    <style:style style:name="P46" style:family="paragraph" style:parent-style-name="Text_20_body">
      <style:text-properties style:font-name="Comic Sans MS" fo:font-style="normal" style:text-underline-style="none" fo:font-weight="normal" officeooo:paragraph-rsid="00aafdb9" style:font-style-asian="normal" style:font-weight-asian="normal" style:font-style-complex="normal" style:font-weight-complex="normal"/>
    </style:style>
    <style:style style:name="P47" style:family="paragraph" style:parent-style-name="Text_20_body">
      <style:text-properties style:font-name="Comic Sans MS" officeooo:rsid="00b09acd"/>
    </style:style>
    <style:style style:name="P48" style:family="paragraph" style:parent-style-name="Horizontal_20_Line">
      <style:paragraph-properties fo:margin-top="0.1252in" fo:margin-bottom="0.1252in" style:contextual-spacing="false"/>
      <style:text-properties style:font-name="Comic Sans MS" fo:font-size="12pt" fo:font-style="normal" style:text-underline-style="none" fo:font-weight="normal" officeooo:paragraph-rsid="00c8180a" style:font-size-asian="12pt" style:font-style-asian="normal" style:font-weight-asian="normal" style:font-size-complex="12pt" style:font-style-complex="normal" style:font-weight-complex="normal"/>
    </style:style>
    <style:style style:name="P49" style:family="paragraph" style:parent-style-name="Text_20_body">
      <style:text-properties style:font-name="Comic Sans MS" officeooo:paragraph-rsid="00c8180a"/>
    </style:style>
    <style:style style:name="P50" style:family="paragraph" style:parent-style-name="Text_20_body">
      <style:text-properties style:font-name="Comic Sans MS" fo:font-style="normal" style:text-underline-style="none" fo:font-weight="normal" officeooo:rsid="00c42d42" officeooo:paragraph-rsid="00b3ebd7" style:font-style-asian="normal" style:font-weight-asian="normal" style:font-style-complex="normal" style:font-weight-complex="normal"/>
    </style:style>
    <style:style style:name="P51" style:family="paragraph" style:parent-style-name="Text_20_body">
      <style:text-properties style:font-name="Comic Sans MS" officeooo:rsid="00c42d42"/>
    </style:style>
    <style:style style:name="P52" style:family="paragraph" style:parent-style-name="Horizontal_20_Line">
      <style:paragraph-properties fo:margin-top="0.1252in" fo:margin-bottom="0.1252in" style:contextual-spacing="false"/>
      <style:text-properties style:font-name="Comic Sans MS" fo:font-size="12pt" fo:font-style="normal" style:text-underline-style="none" fo:font-weight="normal" officeooo:paragraph-rsid="0111f1a1" style:font-size-asian="12pt" style:font-style-asian="normal" style:font-weight-asian="normal" style:font-size-complex="12pt" style:font-style-complex="normal" style:font-weight-complex="normal"/>
    </style:style>
    <style:style style:name="P53" style:family="paragraph" style:parent-style-name="Text_20_body">
      <style:text-properties style:font-name="Comic Sans MS" officeooo:paragraph-rsid="0111f1a1"/>
    </style:style>
    <style:style style:name="T1" style:family="text">
      <style:text-properties officeooo:rsid="00cc1e30"/>
    </style:style>
    <style:style style:name="T2" style:family="text">
      <style:text-properties officeooo:rsid="00d386fc"/>
    </style:style>
    <style:style style:name="T3" style:family="text">
      <style:text-properties officeooo:rsid="00d0fd37"/>
    </style:style>
    <style:style style:name="T4" style:family="text">
      <style:text-properties officeooo:rsid="00d2d5b6"/>
    </style:style>
    <style:style style:name="T5" style:family="text">
      <style:text-properties officeooo:rsid="00cb80db"/>
    </style:style>
    <style:style style:name="T6" style:family="text">
      <style:text-properties officeooo:rsid="00cbf7e0"/>
    </style:style>
    <style:style style:name="T7" style:family="text">
      <style:text-properties officeooo:rsid="00cd73f8"/>
    </style:style>
    <style:style style:name="T8" style:family="text">
      <style:text-properties officeooo:rsid="00ce0d92"/>
    </style:style>
    <style:style style:name="T9" style:family="text">
      <style:text-properties officeooo:rsid="00ce8244"/>
    </style:style>
    <style:style style:name="T10" style:family="text">
      <style:text-properties officeooo:rsid="00eca318"/>
    </style:style>
    <style:style style:name="T11" style:family="text">
      <style:text-properties officeooo:rsid="00e7b3b6"/>
    </style:style>
    <style:style style:name="T12" style:family="text">
      <style:text-properties officeooo:rsid="03a99004"/>
    </style:style>
    <style:style style:name="T13" style:family="text">
      <style:text-properties officeooo:rsid="039c5411"/>
    </style:style>
    <style:style style:name="T14" style:family="text">
      <style:text-properties officeooo:rsid="03964e65"/>
    </style:style>
    <style:style style:name="T15" style:family="text">
      <style:text-properties officeooo:rsid="01e286d8"/>
    </style:style>
    <style:style style:name="T16" style:family="text">
      <style:text-properties officeooo:rsid="01edb38e"/>
    </style:style>
    <style:style style:name="T17" style:family="text">
      <style:text-properties officeooo:rsid="01efee46"/>
    </style:style>
    <style:style style:name="T18" style:family="text">
      <style:text-properties officeooo:rsid="01e3a2ef"/>
    </style:style>
    <style:style style:name="T19" style:family="text">
      <style:text-properties officeooo:rsid="0397013e"/>
    </style:style>
    <style:style style:name="T20" style:family="text">
      <style:text-properties officeooo:rsid="01f3a6bd"/>
    </style:style>
    <style:style style:name="T21" style:family="text">
      <style:text-properties officeooo:rsid="03908b74"/>
    </style:style>
    <style:style style:name="T22" style:family="text">
      <style:text-properties officeooo:rsid="01df3b4d"/>
    </style:style>
    <style:style style:name="T23" style:family="text">
      <style:text-properties officeooo:rsid="01e4deda"/>
    </style:style>
    <style:style style:name="T24" style:family="text">
      <style:text-properties officeooo:rsid="04ef96b9"/>
    </style:style>
    <style:style style:name="T25" style:family="text">
      <style:text-properties officeooo:rsid="01eaddbb"/>
    </style:style>
    <style:style style:name="T26" style:family="text">
      <style:text-properties officeooo:rsid="051f5f35"/>
    </style:style>
    <style:style style:name="T27" style:family="text">
      <style:text-properties officeooo:rsid="01eae893"/>
    </style:style>
    <style:style style:name="T28" style:family="text">
      <style:text-properties officeooo:rsid="00f89d04"/>
    </style:style>
    <style:style style:name="T29" style:family="text">
      <style:text-properties officeooo:rsid="01ec4425"/>
    </style:style>
    <style:style style:name="T30" style:family="text">
      <style:text-properties officeooo:rsid="0512edb9"/>
    </style:style>
    <style:style style:name="T31" style:family="text">
      <style:text-properties officeooo:rsid="051ff624"/>
    </style:style>
    <style:style style:name="T32" style:family="text">
      <style:text-properties officeooo:rsid="05214ba7"/>
    </style:style>
    <style:style style:name="T33" style:family="text">
      <style:text-properties officeooo:rsid="05222eca"/>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ddc5e4" style:font-style-asian="normal" style:font-weight-asian="normal" style:font-style-complex="normal" style:font-weight-complex="normal"/>
    </style:style>
    <style:style style:name="T36" style:family="text">
      <style:text-properties fo:font-style="normal" style:text-underline-style="none" fo:font-weight="normal" officeooo:rsid="00e1af43" style:font-style-asian="normal" style:font-weight-asian="normal" style:font-style-complex="normal" style:font-weight-complex="normal"/>
    </style:style>
    <style:style style:name="T37" style:family="text">
      <style:text-properties fo:font-style="normal" style:text-underline-style="none" fo:font-weight="normal" officeooo:rsid="00d7c394" style:font-style-asian="normal" style:font-weight-asian="normal" style:font-style-complex="normal" style:font-weight-complex="normal"/>
    </style:style>
    <style:style style:name="T38" style:family="text">
      <style:text-properties officeooo:rsid="00f665c9"/>
    </style:style>
    <style:style style:name="T39" style:family="text">
      <style:text-properties officeooo:rsid="00f81f9e"/>
    </style:style>
    <style:style style:name="T40" style:family="text">
      <style:text-properties officeooo:rsid="00f827a9"/>
    </style:style>
    <style:style style:name="T41" style:family="text">
      <style:text-properties style:font-name="Comic Sans MS" fo:font-style="normal" style:text-underline-style="none" fo:font-weight="normal" style:font-style-asian="normal" style:font-weight-asian="normal" style:font-style-complex="normal" style:font-weight-complex="normal"/>
    </style:style>
    <style:style style:name="T42" style:family="text">
      <style:text-properties fo:font-style="normal" style:text-underline-style="none" fo:font-weight="normal" officeooo:rsid="00daae0d" style:font-style-asian="normal" style:font-weight-asian="normal" style:font-style-complex="normal" style:font-weight-complex="normal"/>
    </style:style>
    <style:style style:name="T43" style:family="text">
      <style:text-properties fo:font-style="normal" style:text-underline-style="none" fo:font-weight="normal" officeooo:rsid="00fcacc2" style:font-style-asian="normal" style:font-weight-asian="normal" style:font-style-complex="normal" style:font-weight-complex="normal"/>
    </style:style>
    <style:style style:name="T44" style:family="text">
      <style:text-properties fo:font-style="normal" style:text-underline-style="none" fo:font-weight="normal" officeooo:rsid="003d0a1a" style:font-style-asian="normal" style:font-weight-asian="normal" style:font-style-complex="normal" style:font-weight-complex="normal"/>
    </style:style>
    <style:style style:name="T45" style:family="text">
      <style:text-properties fo:font-style="normal" style:text-underline-style="none" fo:font-weight="normal" officeooo:rsid="003e17bd" style:font-style-asian="normal" style:font-weight-asian="normal" style:font-style-complex="normal" style:font-weight-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fo:font-weight="normal" officeooo:rsid="0065fb3b" style:font-style-asian="normal" style:font-weight-asian="normal" style:font-style-complex="normal" style:font-weight-complex="normal"/>
    </style:style>
    <style:style style:name="T48" style:family="text">
      <style:text-properties fo:font-style="normal" style:text-underline-style="none" fo:font-weight="normal" officeooo:rsid="00668cd3" style:font-style-asian="normal" style:font-weight-asian="normal" style:font-style-complex="normal" style:font-weight-complex="normal"/>
    </style:style>
    <style:style style:name="T49" style:family="text">
      <style:text-properties fo:font-style="normal" style:text-underline-style="none" fo:font-weight="normal" officeooo:rsid="00a8771f" style:font-style-asian="normal" style:font-weight-asian="normal" style:font-style-complex="normal" style:font-weight-complex="normal"/>
    </style:style>
    <style:style style:name="T50" style:family="text">
      <style:text-properties fo:font-style="normal" style:text-underline-style="none" fo:font-weight="normal" officeooo:rsid="006ae5cf" style:font-style-asian="normal" style:font-weight-asian="normal" style:font-style-complex="normal" style:font-weight-complex="normal"/>
    </style:style>
    <style:style style:name="T51" style:family="text">
      <style:text-properties officeooo:rsid="006b43e7"/>
    </style:style>
    <style:style style:name="T52" style:family="text">
      <style:text-properties fo:font-style="normal" style:text-underline-style="none" fo:font-weight="normal" officeooo:rsid="00a5d5b3" style:font-style-asian="normal" style:font-weight-asian="normal" style:font-style-complex="normal" style:font-weight-complex="normal"/>
    </style:style>
    <style:style style:name="T53" style:family="text">
      <style:text-properties fo:font-style="normal" style:text-underline-style="none" fo:font-weight="normal" officeooo:rsid="00a83813" style:font-style-asian="normal" style:font-weight-asian="normal" style:font-style-complex="normal" style:font-weight-complex="normal"/>
    </style:style>
    <style:style style:name="T54" style:family="text">
      <style:text-properties officeooo:rsid="007b8037"/>
    </style:style>
    <style:style style:name="T55" style:family="text">
      <style:text-properties officeooo:rsid="007be5c7"/>
    </style:style>
    <style:style style:name="T56" style:family="text">
      <style:text-properties officeooo:rsid="0088cd8f"/>
    </style:style>
    <style:style style:name="T57" style:family="text">
      <style:text-properties officeooo:rsid="008087c7"/>
    </style:style>
    <style:style style:name="T58" style:family="text">
      <style:text-properties officeooo:rsid="00822cb3"/>
    </style:style>
    <style:style style:name="T59" style:family="text">
      <style:text-properties officeooo:rsid="008259cd"/>
    </style:style>
    <style:style style:name="T60" style:family="text">
      <style:text-properties officeooo:rsid="008914ef"/>
    </style:style>
    <style:style style:name="T61" style:family="text">
      <style:text-properties officeooo:rsid="008a079b"/>
    </style:style>
    <style:style style:name="T62" style:family="text">
      <style:text-properties officeooo:rsid="007d5dd4"/>
    </style:style>
    <style:style style:name="T63" style:family="text">
      <style:text-properties officeooo:rsid="007e6e2b"/>
    </style:style>
    <style:style style:name="T64" style:family="text">
      <style:text-properties fo:font-style="normal" style:text-underline-style="none" fo:font-weight="normal" officeooo:rsid="00a2c3b6" style:font-style-asian="normal" style:font-weight-asian="normal" style:font-style-complex="normal" style:font-weight-complex="normal"/>
    </style:style>
    <style:style style:name="T65" style:family="text">
      <style:text-properties fo:font-style="normal" style:text-underline-style="none" fo:font-weight="normal" officeooo:rsid="00a3b017" style:font-style-asian="normal" style:font-weight-asian="normal" style:font-style-complex="normal" style:font-weight-complex="normal"/>
    </style:style>
    <style:style style:name="T66" style:family="text">
      <style:text-properties officeooo:rsid="0097e3da"/>
    </style:style>
    <style:style style:name="T67" style:family="text">
      <style:text-properties officeooo:rsid="009542d2"/>
    </style:style>
    <style:style style:name="T68" style:family="text">
      <style:text-properties officeooo:rsid="009e56ba"/>
    </style:style>
    <style:style style:name="T69" style:family="text">
      <style:text-properties officeooo:rsid="009f1597"/>
    </style:style>
    <style:style style:name="T70" style:family="text">
      <style:text-properties officeooo:rsid="009d0ed6"/>
    </style:style>
    <style:style style:name="T71" style:family="text">
      <style:text-properties officeooo:rsid="009a8e48"/>
    </style:style>
    <style:style style:name="T72" style:family="text">
      <style:text-properties officeooo:rsid="009c1cf8"/>
    </style:style>
    <style:style style:name="T73" style:family="text">
      <style:text-properties officeooo:rsid="009984cb"/>
    </style:style>
    <style:style style:name="T74" style:family="text">
      <style:text-properties fo:font-style="normal" style:text-underline-style="none" fo:font-weight="normal" officeooo:rsid="0106886a" style:font-style-asian="normal" style:font-weight-asian="normal" style:font-style-complex="normal" style:font-weight-complex="normal"/>
    </style:style>
    <style:style style:name="T75" style:family="text">
      <style:text-properties fo:font-weight="normal" officeooo:rsid="00b09acd" style:font-weight-asian="normal" style:font-weight-complex="normal"/>
    </style:style>
    <style:style style:name="T76" style:family="text">
      <style:text-properties fo:font-style="normal" style:text-underline-style="none" fo:font-weight="normal" officeooo:rsid="0109d4fd" style:font-style-asian="normal" style:font-weight-asian="normal" style:font-style-complex="normal" style:font-weight-complex="normal"/>
    </style:style>
    <style:style style:name="T77" style:family="text">
      <style:text-properties style:font-name="Comic Sans MS" fo:font-style="normal" style:text-underline-style="none" fo:font-weight="normal" officeooo:rsid="003d0a1a"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style:style style:name="gr2" style:family="graphic">
      <style:graphic-properties draw:stroke="solid" svg:stroke-width="0in" svg:stroke-color="#000000" draw:stroke-linejoin="round" svg:stroke-linecap="butt" draw:fill="solid" draw:fill-color="#ffffff"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Wave and Flesh</text:p>
      <text:p text:style-name="P2"><draw:rect text:anchor-type="as-char" draw:z-index="2" draw:name="Shape 2" draw:style-name="gr1" draw:text-style-name="P3" svg:width="6.5004in" svg:height="0.0213in"><text:p/></draw:rect></text:p>
      <text:p text:style-name="P4">In the beginning, there are only waves.</text:p>
      <text:p text:style-name="P5">Relativistic fields ripple across a freshly inflating spacetime—Dirac spinors, Yang-Mills-Higgs fields, and Einstein-Cartan geometry all interlocked in a classical symphony of causality. Torsion dances with spin, curvature responds to energy, and no quantum jump ever breaks the continuity. The equations are nonlinear, their interactions fierce and beautifully deterministic.</text:p>
      <text:p text:style-name="P5">As the temperature of the universe falls from its infinite origins, the Higgs field begins to settle. It rolls gently, then cascades into the minimum of its potential. Symmetry breaks. Gauge bosons—classical field oscillations in the SU(2) × U(1) sector—acquire effective mass through their coupling to the settled Higgs amplitude. Dirac spinors, previously massless threads of geometry, now twist and tighten, slowed by inertia that emerges from interaction alone. The massless era ends.</text:p>
      <text:p text:style-name="P5">Amidst this transformation, a deeper asymmetry arises. The spacetime torsion—non-vanishing in the Einstein-Cartan formalism—becomes dynamically entangled with the spin density of Dirac fields. Nonlinear torsional couplings subtly favor matter over antimatter. Baryogenesis occurs not through quantum violation, but as a geometric instability in classical spacetime itself. A universe of excess baryons emerges—unshakably deterministic, irrevocably asymmetric.</text:p>
      <text:p text:style-name="P5">Then comes the inferno: the QCD phase transition. At unimaginable temperatures, quarks and gluons form a seething plasma—color-charged Dirac waves bouncing through the Yang-Mills sea. As expansion cools the universe, the strong force tightens. Gluons condense into flux tubes. Quarks bind into composite solitons: baryons, mesons—discrete, stable packets of classical field energy. A new state of matter is born: the baryon-meson gas. The structure of protons and neutrons emerges from the confinement of oscillating color fields.</text:p>
      <text:p text:style-name="P5">The expansion continues. The universe stretches and cools.</text:p>
      <text:p text:style-name="P5">The weak force loses its grip. Neutrinos—classical Dirac fields barely coupled to the plasma—drift free. Their interactions freeze out as the weak gauge field oscillations dilute. Meanwhile, the neutron-proton ratio declines with falling <text:soft-page-break/>temperature, then locks in place. Neutrino decoupling is complete. A background of non-interacting, low-energy Dirac neutrino waves permeates the cosmos.</text:p>
      <text:p text:style-name="P5">Big Bang nucleosynthesis begins. Protons and neutrons—solitonic field bundles—collide and fuse. In an elegant, deterministic choreography, precisely 14 protons and 2 neutrons merge into 1 alpha particle and 12 free protons. The nonlinear field interactions obey no randomness—only causal geometry and field dynamics. Helium emerges, alongside hydrogen, in the primordial proportions that will echo through future stars.</text:p>
      <text:p text:style-name="P5">Now the primordial plasma roars. Photons, electrons, positrons, and nuclei are locked in radiant tension. But the positrons begin to vanish—annihilated as the cooling cosmos no longer supports their mass. From the chaos, 14 electrons remain per 16 nuclei. Charge neutrality is preserved. Energy is conserved. Classical field lines reorganize.</text:p>
      <text:p text:style-name="P5">Recombination begins.</text:p>
      <text:p text:style-name="P5">At 16,000 K, helium nuclei bind their first electrons. At 7,000 K, helium atoms complete their shells. At 4,000 K, hydrogen atoms stabilize. Each step, a cascade of bound-state formation—Dirac spinor and U(1) gauge field harmonizing into localized, neutral solitons.</text:p>
      <text:p text:style-name="P5">And then, at 3,000 K, photons decouple. The universe becomes transparent. The cosmic microwave background—classical light, last scattered from charged solitons—streams freely. It is not a snapshot of randomness, but a final coherent wavefront of matter-radiation coupling.</text:p>
      <text:p text:style-name="P5">The universe dims.</text:p>
      <text:p text:style-name="P5">The Dark Ages follow. No stars, no galaxies—only neutral hydrogen drifting in slowly coalescing filaments. But hidden in the curvature, a skeleton forms. Primordial Kerr black holes—rotating solutions to the Einstein-Cartan equations—anchor the invisible structure. Though uncharged, unilluminated, they dominate gravitational geometry. Their fivefold greater mass density compared to visible matter sculpts the cosmic web. Waves of baryonic matter follow their pull.</text:p>
      <text:p text:style-name="P5">Gravity collapses gas into nodes. Stars ignite. Galaxies swirl. Supernovae explode, spreading heavy elements—each event a deterministic collapse of classical field solitons under geometry’s relentless pull. Planets form. In one spiral arm, around a medium-sized star, a rocky world stabilizes: the ancient Earth.</text:p>
      <text:p text:style-name="P5"><text:soft-page-break/>On its surface, chemistry emerges from field-theoretic rules. Molecules form from electron orbital overlaps—nothing more than bound field excitations. Biology blooms from feedback and structure. Metabolism, replication, mutation—all encoded in nonlinear configurations of the classical Dirac field.</text:p>
      <text:p text:style-name="P5">Then, deep within the folds of cerebral cortices, something stirs. Torsion, spin, and geometry conspire again. The Dirac field, now bound in neural loops, creates a soliton unlike any before.</text:p>
      <text:p text:style-name="P5">It begins to remember.</text:p>
      <text:p text:style-name="P6"><draw:rect text:anchor-type="as-char" draw:z-index="1" draw:name="Shape 1" draw:style-name="gr1" draw:text-style-name="P3" svg:width="6.5004in" svg:height="0.0213in"><text:p/></draw:rect></text:p>
      <text:p text:style-name="P4">Characters:<text:line-break/>- Father (Dr. Alton Gray): A rigid, self-assured man in his 50s, high school physics teacher, staunch believer <text:span text:style-name="T1">in the </text:span><text:span text:style-name="T2">C</text:span><text:span text:style-name="T1">hristian worldview </text:span><text:span text:style-name="T3">and </text:span><text:span text:style-name="T4">N</text:span><text:span text:style-name="T3">ewton</text:span><text:span text:style-name="T4">ian</text:span><text:span text:style-name="T3"> laws of particles</text:span>. - Child (Eli Gray): A curious <text:span text:style-name="T5">9</text:span>-year-old with a notebook full of <text:span text:style-name="T6">equations of rotating black holes, the Kerr solution in cartesian Kerr-Schild coordinates. </text:span><text:span text:style-name="T1">He understands </text:span><text:span text:style-name="T7">them to be particles with mass and spin, </text:span><text:span text:style-name="T8">just like electronic quanta and optic quanta, </text:span><text:span text:style-name="T9">what his dad has called electrons and photons. </text:span></text:p>
      <text:p text:style-name="P7"><draw:rect text:anchor-type="as-char" style:rel-width="100%" draw:z-index="0" draw:name="Shape1" draw:style-name="gr2" draw:text-style-name="P3" svg:width="6.5004in" svg:height="0.0213in"><text:p/></draw:rect></text:p>
      <text:p text:style-name="P8">Students much older than him, sleeping <text:span text:style-name="T10">beside him </text:span>on the school bus… </text:p>
      <text:p text:style-name="P9"><text:span text:style-name="T11">While he rides the school bus, </text:span>Eli scribbles in his black paperback notebook: </text:p>
      <text:p text:style-name="P10"><text:span text:style-name="T12">1). </text:span>Universal Gravitation: All <text:span text:style-name="T13">particles</text:span> attract all other <text:span text:style-name="T13">particles</text:span>, with an inverse square force field, in three dimensional space. This is why all objects fall to the ground at the same rate, why the planets move around the sun in ellipses with the sun at one focus and the other focus empty, and why a line drawn from the sun to a planet sweeps out equal areas in equal time intervals, and also explains why the semi major axis of a planet’s orbit cubed is proportional to the orbital period squared, along with many other gravitational effects. <text:span text:style-name="T14">It is t</text:span><text:span text:style-name="T15">he gravitational acceleration </text:span><text:span text:style-name="T16">of space </text:span><text:span text:style-name="T17">itself</text:span><text:span text:style-name="T16">, </text:span><text:span text:style-name="T18">sourced</text:span><text:span text:style-name="T15"> </text:span><text:span text:style-name="T18">by a </text:span><text:span text:style-name="T13">particle</text:span><text:span text:style-name="T15">, </text:span><text:span text:style-name="T19">that </text:span><text:span text:style-name="T18">spreads out according to an inverse square law in 3D space. </text:span><text:span text:style-name="T20">This is what keeps your feet on the ground, and the earth orbiting the sun. </text:span></text:p>
      <text:p text:style-name="P10"><text:span text:style-name="T12">2). </text:span>Special Relativity: The dimensions of space and time, arrange themselves such that the speed of light is the same, from all moving perspectives. This means that among many new phenomena, fast moving clocks run slow, fast moving rulers contract along their direction of motion, high speed motion breaks the <text:soft-page-break/>simultaneous nature of time, and most importantly nothing moves faster than the speed of light. <text:span text:style-name="T21">The fact that t</text:span><text:span text:style-name="T22">he speed of light moves at the same fixed speed no matter how its source is moving, </text:span><text:span text:style-name="T23">means that the dimension of time rotates in an opposite way, than the three other dimensions of space rotate. </text:span></text:p>
      <text:p text:style-name="P10"><text:span text:style-name="T12">3). </text:span><text:span text:style-name="T24">Quantum Mechanics: </text:span><text:span text:style-name="T25">Every wave can be thought of as a stream of </text:span><text:span text:style-name="T13">particles</text:span><text:span text:style-name="T25">. </text:span><text:span text:style-name="T24">The total kinetic energy of </text:span><text:span text:style-name="T26">such </text:span><text:span text:style-name="T24">a </text:span><text:span text:style-name="T13">particle</text:span><text:span text:style-name="T24"> is directly proportional to its corresponding probability wave frequency.</text:span><text:span text:style-name="T25"> </text:span><text:span text:style-name="T27">Moreover, waves with shorter wavelengths correspond to </text:span><text:span text:style-name="T28">identical </text:span><text:span text:style-name="T13">particles</text:span><text:span text:style-name="T27"> with more momentum, that is </text:span><text:span text:style-name="T29">to say,</text:span><text:span text:style-name="T27"> the product of mass and velocity. </text:span><text:span text:style-name="T24">This leads to the notion that objects can be in more than two places at once, how </text:span><text:span text:style-name="T13">particles</text:span><text:span text:style-name="T24"> and waves are actually the same thing, how these quantum waves have discrete harmonics like the specific notes on a </text:span><text:span text:style-name="T30">musical intrument</text:span><text:span text:style-name="T24">, and the weird notion that measuring one </text:span><text:span text:style-name="T13">particle</text:span><text:span text:style-name="T24"> can reveal </text:span><text:span text:style-name="T31">corelations in</text:span><text:span text:style-name="T24"> the properties of </text:span><text:span text:style-name="T32">all other</text:span><text:span text:style-name="T24"> </text:span><text:span text:style-name="T13">particle</text:span><text:span text:style-name="T32">s </text:span><text:span text:style-name="T33">of the same type</text:span><text:span text:style-name="T24">.</text:span></text:p>
      <text:p text:style-name="P11"/>
      <text:p text:style-name="P12"><text:span text:style-name="Strong_20_Emphasis"><text:span text:style-name="T34">Scene: </text:span></text:span><text:span text:style-name="Strong_20_Emphasis"><text:span text:style-name="T35">First Day of </text:span></text:span><text:span text:style-name="Strong_20_Emphasis"><text:span text:style-name="T36">High </text:span></text:span><text:span text:style-name="Strong_20_Emphasis"><text:span text:style-name="T35">School</text:span></text:span></text:p>
      <text:p text:style-name="P13"><text:span text:style-name="Emphasis"><text:span text:style-name="T34">(Sunlight filters through half-closed blinds. The chalkboard is filled with equations: Newton’s laws, conservation laws, classical mechanics diagrams. Students slouch in desks. Eli, noticeably younger, sits upright, a thick black notebook in his lap. He flips a page: a sketch of the Kerr-Schild metric, a hand-drawn Penrose diagram.)</text:span></text:span></text:p>
      <text:p text:style-name="P13"><text:span text:style-name="Strong_20_Emphasis"><text:span text:style-name="T34">Dr. Alton Gray:</text:span></text:span><text:span text:style-name="T34"> (addressing class) "And so, as Newton described, force equals mass times acceleration. Every particle in this universe moves because of force acting upon it. That’s law. That’s reality."</text:span></text:p>
      <text:p text:style-name="P13"><text:span text:style-name="Strong_20_Emphasis"><text:span text:style-name="T34">Eli:</text:span></text:span><text:span text:style-name="T34"> (raises hand, then blurts) "But Dad—uh, Dr. Gray—what if mass and spin </text:span><text:span text:style-name="Emphasis"><text:span text:style-name="T34">are</text:span></text:span><text:span text:style-name="T34"> space itself? Like the curvature and torsion of spacetime? I simulated a rotating black hole. The field structure alone gave it mass, and it </text:span><text:span text:style-name="Emphasis"><text:span text:style-name="T34">spun</text:span></text:span><text:span text:style-name="T34">. It wasn’t a particle—it </text:span><text:span text:style-name="Emphasis"><text:span text:style-name="T34">was</text:span></text:span><text:span text:style-name="T34"> a ripple in the classical field."</text:span></text:p>
      <text:p text:style-name="P13"><text:span text:style-name="Emphasis"><text:span text:style-name="T34">(The room stiffens. Whispers. Dr. Gray sets the chalk down slowly.)</text:span></text:span></text:p>
      <text:p text:style-name="P13"><text:span text:style-name="Strong_20_Emphasis"><text:span text:style-name="T34">Dr. Alton Gray:</text:span></text:span><text:span text:style-name="T34"> (quiet but firm) "Eli, this is not the time for science fiction. We follow the Standard Model here. Particles. Quanta. And God made the universe from dust and breath, not spacetime tensors."</text:span></text:p>
      <text:p text:style-name="P13"><text:span text:style-name="Strong_20_Emphasis"><text:span text:style-name="T34">Eli:</text:span></text:span><text:span text:style-name="T34"> "But I </text:span><text:span text:style-name="Emphasis"><text:span text:style-name="T34">used</text:span></text:span><text:span text:style-name="T34"> the Einstein-Cartan equations! The Kerr metric in Cartesian Kerr-Schild form explains mass and spin as </text:span><text:span text:style-name="Emphasis"><text:span text:style-name="T34">geometric properties</text:span></text:span><text:span text:style-name="T34">. Just like electrons! They emerge from the fields! Not dust!"</text:span></text:p>
      <text:p text:style-name="P13"><text:soft-page-break/><text:span text:style-name="Strong_20_Emphasis"><text:span text:style-name="T34">Dr. Alton Gray:</text:span></text:span><text:span text:style-name="T34"> (sharper now) "You think spin replaces creation? You think metrics replace morality? You sound like a relativist in more ways than one."</text:span></text:p>
      <text:p text:style-name="P13"><text:span text:style-name="Strong_20_Emphasis"><text:span text:style-name="T34">Eli:</text:span></text:span><text:span text:style-name="T34"> (stands, voice raised) "I </text:span><text:span text:style-name="Emphasis"><text:span text:style-name="T34">am</text:span></text:span><text:span text:style-name="T34"> a relativist. A classical one! And I know those electrons we talk about—they're just stable whirlpools in a Dirac field, trapped in a curved spacetime! I saw it. Simulated it. They're not particles. They’re </text:span><text:span text:style-name="Emphasis"><text:span text:style-name="T34">knots</text:span></text:span><text:span text:style-name="T34"> in the field!"</text:span></text:p>
      <text:p text:style-name="P13"><text:span text:style-name="Strong_20_Emphasis"><text:span text:style-name="T34">Dr. Alton Gray:</text:span></text:span><text:span text:style-name="T34"> (steps forward) "You deny particles? The very foundation of our model of physics—of chemistry—of </text:span><text:span text:style-name="Emphasis"><text:span text:style-name="T34">God's design</text:span></text:span><text:span text:style-name="T34">?"</text:span></text:p>
      <text:p text:style-name="P13"><text:span text:style-name="Strong_20_Emphasis"><text:span text:style-name="T34">Eli:</text:span></text:span><text:span text:style-name="T34"> (trembling but fierce) "You deny what I </text:span><text:span text:style-name="Emphasis"><text:span text:style-name="T34">saw</text:span></text:span><text:span text:style-name="T34">. My simulation... it showed burning liquids. Emergent fluid mechanics. Atomic reactions. </text:span><text:span text:style-name="Emphasis"><text:span text:style-name="T34">All from the field.</text:span></text:span><text:span text:style-name="T34"> And I saw something else, too—I saw you, Dad. As a wavepacket. A classical one."</text:span></text:p>
      <text:p text:style-name="P13"><text:span text:style-name="Emphasis"><text:span text:style-name="T34">(Murmurs grow louder. A student drops a pencil.)</text:span></text:span></text:p>
      <text:p text:style-name="P13"><text:span text:style-name="Strong_20_Emphasis"><text:span text:style-name="T34">Dr. Alton Gray:</text:span></text:span><text:span text:style-name="T34"> (points toward the door) "Office. Now."</text:span></text:p>
      <text:p text:style-name="P13"><text:span text:style-name="Strong_20_Emphasis"><text:span text:style-name="T34">Eli:</text:span></text:span><text:span text:style-name="T34"> (shouting) "You can't erase truth by expelling it! Reality isn't particles! Reality is </text:span><text:span text:style-name="Emphasis"><text:span text:style-name="T34">fields</text:span></text:span><text:span text:style-name="T34">!"</text:span></text:p>
      <text:p text:style-name="P13"><text:span text:style-name="Strong_20_Emphasis"><text:span text:style-name="T34">Dr. Alton Gray:</text:span></text:span><text:span text:style-name="T34"> (barks) "This is my classroom! You will obey or be silent!"</text:span></text:p>
      <text:p text:style-name="P13"><text:span text:style-name="Strong_20_Emphasis"><text:span text:style-name="T34">Eli:</text:span></text:span><text:span text:style-name="T34"> (quiet, as he walks out) "Your classroom. But not your universe."</text:span></text:p>
      <text:p text:style-name="P13"><text:span text:style-name="Emphasis"><text:span text:style-name="T34">(Eli slams the notebook shut and walks out. His classmates watch in stunned silence. Outside the window, clouds begin to gather—slowly spinning, as if the sky itself had mass and angular momentum.)</text:span></text:span></text:p>
      <text:p text:style-name="P14"/>
      <text:p text:style-name="P15"><text:span text:style-name="Strong_20_Emphasis"><text:span text:style-name="T34">Scene: </text:span></text:span><text:span text:style-name="Strong_20_Emphasis"><text:span text:style-name="T37">Dinner Explosion</text:span></text:span></text:p>
      <text:p text:style-name="P16">(Plates clink. The clatter of silverware punctuates the silence. A single lamp buzzes above the table. <text:span text:style-name="T38">Raining </text:span><text:span text:style-name="T39">heavy</text:span><text:span text:style-name="T38"> and thundering </text:span><text:span text:style-name="T40">loudly </text:span><text:span text:style-name="T38">outside. </text:span>)</text:p>
      <text:p text:style-name="P4">Father: (cutting his meat) So, Eli. How’s the homework? Did you get through the Schrödinger question set?</text:p>
      <text:p text:style-name="P4">Eli: (quietly) I solved it. But… I used wave equations. Not the probability stuff.</text:p>
      <text:p text:style-name="P4">Father: (stops chewing) What do you mean, “not the probability stuff”? The whole point of quantum mechanics is probability. Born’s rule. The wavefunction collapse. It’s in every textbook.</text:p>
      <text:p text:style-name="P4"><text:soft-page-break/>Eli: But what if the wavefunction isn’t a probability wave? What if it’s a real wave? A classical field? Like the Dirac field, evolving in spacetime… like gravity does?</text:p>
      <text:p text:style-name="P4">Father: (scoffs) That’s nonsense. You sound like those pseudoscience blogs. Do you think you know more than Heisenberg and Bohr now?</text:p>
      <text:p text:style-name="P4">Eli: No, I just… Dad, particles don’t even make sense on their own. They’re never seen directly. Everything’s smeared out. Even electrons — they interfere. Fields explain that naturally.</text:p>
      <text:p text:style-name="P4">Father: (slams fork down) We’ve been over this. There are particles. Photons. Electrons. Neutrinos. It’s settled science. Don’t make me pull out Feynman’s lectures again.</text:p>
      <text:p text:style-name="P4">Eli: (voice rising) But those are just names! Labels! There are no little balls flying around! They’re just localized energy in fields! Wavepackets when free — solitons when bound!</text:p>
      <text:p text:style-name="P4">Father: Enough!</text:p>
      <text:p text:style-name="P4">Eli: You say shut up and calculate. But I am calculating. I can solve the Dirac equation on a Kerr background. It matches the same mass and spin! That’s what particles are.</text:p>
      <text:p text:style-name="P4">Father: (gritting teeth) Stop talking like that. Do your homework.</text:p>
      <text:p text:style-name="P4">Eli: (tears in eyes) I did! I did do it! I know I’m right!</text:p>
      <text:p text:style-name="P4">Father: (stands suddenly) Don’t you raise your voice at me.</text:p>
      <text:p text:style-name="P4">Eli: (screaming) I KNOW I’M RIGHT!</text:p>
      <text:p text:style-name="P4">(The room freezes for a second. Father’s hand lashes out. A plate tips. Eli stumbles backward, chair skidding. Blood and gravy on the floor.)</text:p>
      <text:p text:style-name="P4">Father: You’ll do as you’re told.</text:p>
      <text:p text:style-name="P4">Eli: (dazed, voice cracking) I just… I just want to understand…</text:p>
      <text:p text:style-name="P4">(He clutches his notebook. Equations blur with tears.)</text:p>
      <text:p text:style-name="P14"/>
      <text:p text:style-name="P17"><text:span text:style-name="Strong_20_Emphasis"><text:span text:style-name="T34">Scene: Later That Night — Eli’s Bedroom</text:span></text:span></text:p>
      <text:p text:style-name="P18"><text:span text:style-name="Emphasis"><text:span text:style-name="T34">(A dim screen glows. His old laptop whirs like a relic trying to breathe.)</text:span></text:span></text:p>
      <text:p text:style-name="P18"><text:soft-page-break/><text:span text:style-name="Strong_20_Emphasis"><text:span text:style-name="T34">Eli:</text:span></text:span><text:span text:style-name="T34"> (muttering) Classical Klein-Gordon... scalar field in Minkowski... add phi⁴ term...</text:span></text:p>
      <text:p text:style-name="P18"><text:span text:style-name="Emphasis"><text:span text:style-name="T34">(Code scrolls. Graphs evolve.)</text:span></text:span></text:p>
      <text:p text:style-name="P18"><text:span text:style-name="Strong_20_Emphasis"><text:span text:style-name="T34">Eli:</text:span></text:span><text:span text:style-name="T34"> (typing rapidly) Yukawa interaction... self-energy... radiation reaction via retarded Green's function... this isn’t quantum. This is real.</text:span></text:p>
      <text:p text:style-name="P18"><text:span text:style-name="Emphasis"><text:span text:style-name="T34">(The simulation renders: waves collapse, interfere, reform. A flame. A bubble. A fluid jet twisting. He gasps.)</text:span></text:span></text:p>
      <text:p text:style-name="P18"><text:span text:style-name="Strong_20_Emphasis"><text:span text:style-name="T34">Eli:</text:span></text:span><text:span text:style-name="T34"> (whispering) I’ve been right all along. How could it be simple as possible but not simpler...</text:span></text:p>
      <text:p text:style-name="P18"><text:span text:style-name="Emphasis"><text:span text:style-name="T34">(Time passes. Simulations grow more complex. A burning droplet appears inside an oxidative flow. The screen shows viscous plumes, reaction fronts.)</text:span></text:span></text:p>
      <text:p text:style-name="P18"><text:span text:style-name="Strong_20_Emphasis"><text:span text:style-name="T34">Eli:</text:span></text:span><text:span text:style-name="T34"> No Navier-Stokes... no chemistry models. Just Klein-Gordon fields...</text:span></text:p>
      <text:p text:style-name="P18"><text:span text:style-name="Emphasis"><text:span text:style-name="T34">(The door bursts open.)</text:span></text:span></text:p>
      <text:p text:style-name="P18"><text:span text:style-name="Strong_20_Emphasis"><text:span text:style-name="T34">Father:</text:span></text:span><text:span text:style-name="T34"> What the hell are you doing now?</text:span></text:p>
      <text:p text:style-name="P18"><text:span text:style-name="Strong_20_Emphasis"><text:span text:style-name="T34">Eli:</text:span></text:span><text:span text:style-name="T34"> (spins laptop) Look! Look! Do you see how simple I can simulate it? Just fields! Not particles! Not quantum mysteries!</text:span></text:p>
      <text:p text:style-name="P18"><text:span text:style-name="Strong_20_Emphasis"><text:span text:style-name="T34">Father:</text:span></text:span><text:span text:style-name="T34"> (advancing) Then explain entanglement. Explain Feynman diagrams. Explain why every physicist says you're wrong.</text:span></text:p>
      <text:p text:style-name="P18"><text:span text:style-name="Strong_20_Emphasis"><text:span text:style-name="T34">Eli:</text:span></text:span><text:span text:style-name="T34"> (frantic) You </text:span><text:span text:style-name="Emphasis"><text:span text:style-name="T34">see</text:span></text:span><text:span text:style-name="T34"> the wavepackets! They scatter, and there's residual overlap! The interaction region persists — it's not magic! It’s the field's memory! I </text:span><text:span text:style-name="Emphasis"><text:span text:style-name="T34">have evidence</text:span></text:span><text:span text:style-name="T34">!</text:span></text:p>
      <text:p text:style-name="P18"><text:span text:style-name="Strong_20_Emphasis"><text:span text:style-name="T34">Father:</text:span></text:span><text:span text:style-name="T34"> (red with fury) I am a Christian first and foremost. And this is witchcraft.</text:span></text:p>
      <text:p text:style-name="P18"><text:span text:style-name="Emphasis"><text:span text:style-name="T34">(He yanks the laptop, storms outside. Eli follows, screaming. The lawnmower revs. Metal crunches. The laptop — his only tool — shatters beneath the blades.)</text:span></text:span></text:p>
      <text:p text:style-name="P18"><text:span text:style-name="Strong_20_Emphasis"><text:span text:style-name="T34">Eli:</text:span></text:span><text:span text:style-name="T34"> (on knees) No... no... I know reality follows my simple rules of classical fields... not your religious idea of quantum particles...</text:span></text:p>
      <text:p text:style-name="P18"><text:span text:style-name="Strong_20_Emphasis"><text:span text:style-name="T34">Father:</text:span></text:span><text:span text:style-name="T34"> (standing over the wreckage) You see dust. Particles. You’re crying. You lose the debate.</text:span></text:p>
      <text:p text:style-name="P18"><text:span text:style-name="Emphasis"><text:span text:style-name="T34">(Eli sobs, cradling broken plastic and twisted circuits. The screen is black. But the equations still live in his head.)</text:span></text:span></text:p>
      <text:p text:style-name="P19"><text:span text:style-name="Strong_20_Emphasis"><text:span text:style-name="T41"/></text:span></text:p>
      <text:p text:style-name="P18"><text:soft-page-break/><text:span text:style-name="Strong_20_Emphasis"><text:span text:style-name="T34">Scene: The Next Day — </text:span></text:span><text:span text:style-name="Strong_20_Emphasis"><text:span text:style-name="T42">High</text:span></text:span><text:span text:style-name="Strong_20_Emphasis"><text:span text:style-name="T34"> School Physics Class</text:span></text:span></text:p>
      <text:p text:style-name="P20"><text:span text:style-name="Emphasis"><text:span text:style-name="T34">(Chalk dust floats in the air. The board reads “THE SCIENTIFIC METHOD: REDUCTIONISM.”)</text:span></text:span></text:p>
      <text:p text:style-name="P20"><text:span text:style-name="Strong_20_Emphasis"><text:span text:style-name="T34">Teacher:</text:span></text:span><text:span text:style-name="T34"> "...and from atoms to electrons, from quarks to strings — science reduces the complex to the simple. The Standard Model is a model of particles, and each particle tells us what the universe is made of."</text:span></text:p>
      <text:p text:style-name="P20"><text:span text:style-name="Emphasis"><text:span text:style-name="T34">(Eli sits in the back, arms crossed, notebook closed.)</text:span></text:span></text:p>
      <text:p text:style-name="P20"><text:span text:style-name="Strong_20_Emphasis"><text:span text:style-name="T34">Eli (thinking):</text:span></text:span><text:span text:style-name="T34"> </text:span><text:span text:style-name="Emphasis"><text:span text:style-name="T34">You call it particles. But when I read the Standard Model Lagrangian... it's all fields. Classical fields. Gauge fields. Spinor fields. The complexity isn't reduced — it's emergent.</text:span></text:span></text:p>
      <text:p text:style-name="P20"><text:span text:style-name="Emphasis"><text:span text:style-name="T34">(The teacher clicks to a slide of Feynman diagrams. A photon exchanged between two electrons.)</text:span></text:span></text:p>
      <text:p text:style-name="P20"><text:span text:style-name="Strong_20_Emphasis"><text:span text:style-name="T34">Teacher:</text:span></text:span><text:span text:style-name="T34"> "This, for example, is how two particles interact. You should memorize the rules for assigning amplitudes."</text:span></text:p>
      <text:p text:style-name="P20"><text:span text:style-name="Strong_20_Emphasis"><text:span text:style-name="T34">Eli (thinking):</text:span></text:span><text:span text:style-name="T34"> </text:span><text:span text:style-name="Emphasis"><text:span text:style-name="T34">But those lines are just shorthand... for what? Underneath it, it’s all math. The fields interfere, overlap, cancel. That’s not random. It’s geometry.</text:span></text:span></text:p>
      <text:p text:style-name="P20"><text:span text:style-name="Emphasis"><text:span text:style-name="T34">(The bell rings. Students scatter. Eli walks quickly to the library.)</text:span></text:span></text:p>
      <text:p text:style-name="P21"/>
      <text:p text:style-name="P20"><text:span text:style-name="Strong_20_Emphasis"><text:span text:style-name="T34">Scene: Lunch Break — School Library</text:span></text:span></text:p>
      <text:p text:style-name="P20"><text:span text:style-name="Emphasis"><text:span text:style-name="T34">(He finds an old laptop tucked in a drawer behind the librarian’s desk — the dusty kind used for standardized tests. It boots slowly.)</text:span></text:span></text:p>
      <text:p text:style-name="P20"><text:span text:style-name="Strong_20_Emphasis"><text:span text:style-name="T34">Eli (murmuring):</text:span></text:span><text:span text:style-name="T34"> "Okay... U(1) × SU(2) × SU(3)... covariant derivatives... Higgs field... curvature tensor..."</text:span></text:p>
      <text:p text:style-name="P20"><text:span text:style-name="Emphasis"><text:span text:style-name="T34">(He codes rapidly, calling up field representations, Lagrangian densities. The code builds: Dirac spinors, gauge bosons, scalar fields, gravitational coupling. The screen glows faint blue from a plotting window — test simulations swirl like nebulae.)</text:span></text:span></text:p>
      <text:p text:style-name="P20"><text:span text:style-name="Strong_20_Emphasis"><text:span text:style-name="T34">Eli:</text:span></text:span><text:span text:style-name="T34"> “Read-only save. No one can touch this. Not even me.”</text:span></text:p>
      <text:p text:style-name="P21"/>
      <text:p text:style-name="P20"><text:span text:style-name="Strong_20_Emphasis"><text:span text:style-name="T34">Scene: Afternoon — Advanced Physics Class</text:span></text:span></text:p>
      <text:p text:style-name="P20"><text:soft-page-break/><text:span text:style-name="Emphasis"><text:span text:style-name="T34">(The teacher glances at his laptop, double-clicks the file. A strange silence falls. More teachers gather. Confusion turns to tension. Then awe.)</text:span></text:span></text:p>
      <text:p text:style-name="P20"><text:span text:style-name="Strong_20_Emphasis"><text:span text:style-name="T34">Teacher:</text:span></text:span><text:span text:style-name="T34"> “You... coded the </text:span><text:span text:style-name="Emphasis"><text:span text:style-name="T34">entire</text:span></text:span><text:span text:style-name="T34"> Standard Model? With general relativity?”</text:span></text:p>
      <text:p text:style-name="P20"><text:span text:style-name="Strong_20_Emphasis"><text:span text:style-name="T34">Eli:</text:span></text:span><text:span text:style-name="T34"> “As classical fields. It’s all there. The complexity emerges from the Lagrangian.”</text:span></text:p>
      <text:p text:style-name="P20"><text:span text:style-name="Emphasis"><text:span text:style-name="T34">(His dad — summoned from the faculty room — pushes through the crowd. He stares, speechless, at the screen.)</text:span></text:span></text:p>
      <text:p text:style-name="P20"><text:span text:style-name="Strong_20_Emphasis"><text:span text:style-name="T34">Father:</text:span></text:span><text:span text:style-name="T34"> “This is... plagiarism, or... some trick—”</text:span></text:p>
      <text:p text:style-name="P20"><text:span text:style-name="Strong_20_Emphasis"><text:span text:style-name="T34">Teacher:</text:span></text:span><text:span text:style-name="T34"> “No. This is original.”</text:span></text:p>
      <text:p text:style-name="P20"><text:span text:style-name="Emphasis"><text:span text:style-name="T34">(Moments later, the principal enters.)</text:span></text:span></text:p>
      <text:p text:style-name="P20"><text:span text:style-name="Strong_20_Emphasis"><text:span text:style-name="T34">Principal:</text:span></text:span><text:span text:style-name="T34"> “Eli Gray, this school has never witnessed anything like this. In recognition of your work, you are hereby awarded the title of </text:span><text:span text:style-name="Emphasis"><text:span text:style-name="T34">Greatest Young Scientist</text:span></text:span><text:span text:style-name="T34"> — and you graduate today.”</text:span></text:p>
      <text:p text:style-name="P20"><text:span text:style-name="Emphasis"><text:span text:style-name="T34">(Applause. Teachers shake his hand. His father does not.)</text:span></text:span></text:p>
      <text:p text:style-name="P21"/>
      <text:p text:style-name="P20"><text:span text:style-name="Strong_20_Emphasis"><text:span text:style-name="T34">Scene: That Evening — At Home</text:span></text:span></text:p>
      <text:p text:style-name="P20"><text:span text:style-name="Emphasis"><text:span text:style-name="T34">(Eli enters the house, holding his award certificate. The air is thick.)</text:span></text:span></text:p>
      <text:p text:style-name="P20"><text:span text:style-name="Strong_20_Emphasis"><text:span text:style-name="T34">Father:</text:span></text:span><text:span text:style-name="T34"> “You embarrassed me. You humiliated my profession.”</text:span></text:p>
      <text:p text:style-name="P20"><text:span text:style-name="Strong_20_Emphasis"><text:span text:style-name="T34">Eli:</text:span></text:span><text:span text:style-name="T34"> “I showed them the truth. It's all classical fields. Even you knew it when you read the Lagrangian.”</text:span></text:p>
      <text:p text:style-name="P20"><text:span text:style-name="Strong_20_Emphasis"><text:span text:style-name="T34">Father:</text:span></text:span><text:span text:style-name="T34"> “No. It's quantum particles. That’s what we teach. That's what </text:span><text:span text:style-name="Emphasis"><text:span text:style-name="T34">science</text:span></text:span><text:span text:style-name="T34"> is.”</text:span></text:p>
      <text:p text:style-name="P20"><text:span text:style-name="Strong_20_Emphasis"><text:span text:style-name="T34">Eli:</text:span></text:span><text:span text:style-name="T34"> “No. That’s your </text:span><text:span text:style-name="Emphasis"><text:span text:style-name="T34">religion</text:span></text:span><text:span text:style-name="T34">.”</text:span></text:p>
      <text:p text:style-name="P20"><text:span text:style-name="Emphasis"><text:span text:style-name="T34">(A sudden strike. Eli falls to the floor. His certificate crumples. Blood mixes with torn parchment.)</text:span></text:span></text:p>
      <text:p text:style-name="P20"><text:span text:style-name="Strong_20_Emphasis"><text:span text:style-name="T34">Father:</text:span></text:span><text:span text:style-name="T34"> “You dare bring this witchcraft into my house? Say it again, and I’ll kill you.”</text:span></text:p>
      <text:p text:style-name="P20"><text:span text:style-name="Strong_20_Emphasis"><text:span text:style-name="T34">Eli:</text:span></text:span><text:span text:style-name="T34"> (whispers) “I know I’m right... I know...”</text:span></text:p>
      <text:p text:style-name="P20"><text:soft-page-break/><text:span text:style-name="Emphasis"><text:span text:style-name="T34">(The house grows still. Outside, wind stirs the trees. Inside, a boy cradles a truth the world wasn’t ready to hear.)</text:span></text:span></text:p>
      <text:p text:style-name="P22"><text:span text:style-name="Strong_20_Emphasis"><text:span text:style-name="T41"/></text:span></text:p>
      <text:p text:style-name="P23"><text:span text:style-name="Strong_20_Emphasis"><text:span text:style-name="T34">Scene: The Coma Dream — Inside the Simulation</text:span></text:span></text:p>
      <text:p text:style-name="P20"><text:span text:style-name="Emphasis"><text:span text:style-name="T34">(Darkness. Silence. Then — a rush of stars, bending. A spiraling descent. Eli is falling into a rotating black hole.)</text:span></text:span></text:p>
      <text:p text:style-name="P20"><text:span text:style-name="Strong_20_Emphasis"><text:span text:style-name="T34">Eli (echoing, distant):</text:span></text:span><text:span text:style-name="T34"> “Where... am I?”</text:span></text:p>
      <text:p text:style-name="P20"><text:span text:style-name="Emphasis"><text:span text:style-name="T34">(Spacetime twists around him. He spirals inward, past the ergosphere, through the ring singularity. But instead of death, he lands — softly — on a glowing grid of equations. It pulses with the same color and structure as the code he once wrote.)</text:span></text:span></text:p>
      <text:p text:style-name="P20"><text:span text:style-name="Strong_20_Emphasis"><text:span text:style-name="T34">Eli:</text:span></text:span><text:span text:style-name="T34"> “No… no way. This is </text:span><text:span text:style-name="Emphasis"><text:span text:style-name="T34">my</text:span></text:span><text:span text:style-name="T34"> simulation.”</text:span></text:p>
      <text:p text:style-name="P20"><text:span text:style-name="Emphasis"><text:span text:style-name="T34">(The sky above is an evolving tensor field. The ground is laced with scalar amplitudes and field stress-energy contours. Kerr geometries ripple in and out of place like breathing structures.)</text:span></text:span></text:p>
      <text:p text:style-name="P20"><text:span text:style-name="Strong_20_Emphasis"><text:span text:style-name="T34">Eli:</text:span></text:span><text:span text:style-name="T34"> “The rotating black hole… it </text:span><text:span text:style-name="Emphasis"><text:span text:style-name="T34">is</text:span></text:span><text:span text:style-name="T34"> the field. And the field </text:span><text:span text:style-name="Emphasis"><text:span text:style-name="T34">is</text:span></text:span><text:span text:style-name="T34"> the black hole.”</text:span></text:p>
      <text:p text:style-name="P20"><text:span text:style-name="Emphasis"><text:span text:style-name="T34">(A shiver passes through him — confusion. He feels the boundary blur between particle and geometry.)</text:span></text:span></text:p>
      <text:p text:style-name="P20"><text:span text:style-name="Strong_20_Emphasis"><text:span text:style-name="T34">Eli:</text:span></text:span><text:span text:style-name="T34"> “So... if black holes </text:span><text:span text:style-name="Emphasis"><text:span text:style-name="T34">are</text:span></text:span><text:span text:style-name="T34"> particles... then... maybe Dad was right?”</text:span></text:p>
      <text:p text:style-name="P20"><text:span text:style-name="Emphasis"><text:span text:style-name="T34">(Delusional doubt grips him. He floats through the simulation, watching particles — wavepackets — passing through localized wells of spacetime. Each well: a Kerr black hole in Cartesian Kerr–Schild coordinates. Each solution: labeled by mass and spin, like Wigner said.)</text:span></text:span></text:p>
      <text:p text:style-name="P20"><text:span text:style-name="Strong_20_Emphasis"><text:span text:style-name="T34">Eli (dazed):</text:span></text:span><text:span text:style-name="T34"> “Every particle... has its own branch... its own copy of flat space... curved only where it’s spinning.”</text:span></text:p>
      <text:p text:style-name="P20"><text:span text:style-name="Emphasis"><text:span text:style-name="T34">(He drifts deeper. Then, clarity strikes. He “sees” it — the logic made manifest.)</text:span></text:span></text:p>
      <text:p text:style-name="P20"><text:span text:style-name="Strong_20_Emphasis"><text:span text:style-name="T34">Eli:</text:span></text:span><text:span text:style-name="T34"> “The flash drive. My code. It’s all there.”</text:span></text:p>
      <text:p text:style-name="P20"><text:span text:style-name="Emphasis"><text:span text:style-name="T34">(The simulation plays out in front of him. Black holes coalesce with standard model fields. Electric charges arise locally from gauge fields; spin and mass emerge from geometry. The simulation knows nothing of quantum collapse — only curvature, coupling, and classical waves.)</text:span></text:span></text:p>
      <text:p text:style-name="P20"><text:soft-page-break/><text:span text:style-name="Strong_20_Emphasis"><text:span text:style-name="T34">Eli:</text:span></text:span><text:span text:style-name="T34"> “So gravity handles the Casimir invariants... mass and spin... and the gauge fields give rise to charge, flavor, interactions. It’s all classical. All emergent.”</text:span></text:p>
      <text:p text:style-name="P20"><text:span text:style-name="Emphasis"><text:span text:style-name="T34">(Tears flow upward into the simulated sky. He’s floating — no longer scared — only grateful.)</text:span></text:span></text:p>
      <text:p text:style-name="P20"><text:span text:style-name="Strong_20_Emphasis"><text:span text:style-name="T34">Eli:</text:span></text:span><text:span text:style-name="T34"> “I was right to use classical fields. They </text:span><text:span text:style-name="Emphasis"><text:span text:style-name="T34">are</text:span></text:span><text:span text:style-name="T34"> everything. Even quantum properties emerge from them — because the simulation </text:span><text:span text:style-name="Emphasis"><text:span text:style-name="T34">is</text:span></text:span><text:span text:style-name="T34"> the universe.”</text:span></text:p>
      <text:p text:style-name="P24"/>
      <text:p text:style-name="P20"><text:span text:style-name="Strong_20_Emphasis"><text:span text:style-name="T34">Scene: Three Years Later — Age 1</text:span></text:span><text:span text:style-name="Strong_20_Emphasis"><text:span text:style-name="T43">2</text:span></text:span></text:p>
      <text:p text:style-name="P20"><text:span text:style-name="Emphasis"><text:span text:style-name="T34">(A bedroom lit softly by afternoon sun. Eli wakes slowly, eyes blinking against the light. He’s alive. Pale. Rested. Recovering. At a desk nearby: a small metal flash drive.)</text:span></text:span></text:p>
      <text:p text:style-name="P20"><text:span text:style-name="Strong_20_Emphasis"><text:span text:style-name="T34">Voice (off-screen):</text:span></text:span><text:span text:style-name="T34"> “You’re awake…”</text:span></text:p>
      <text:p text:style-name="P20"><text:span text:style-name="Emphasis"><text:span text:style-name="T34">(His mother enters, voice soft, trembling.)</text:span></text:span></text:p>
      <text:p text:style-name="P20"><text:span text:style-name="Strong_20_Emphasis"><text:span text:style-name="T34">Mother:</text:span></text:span><text:span text:style-name="T34"> “You’ve been gone for so long… but I kept this safe. I think it mattered to you.”</text:span></text:p>
      <text:p text:style-name="P20"><text:span text:style-name="Emphasis"><text:span text:style-name="T34">(She holds up the flash drive — the one he made read-only. The one containing his field simulation. He stares at it. His heart races — not from fear, but from recognition.)</text:span></text:span></text:p>
      <text:p text:style-name="P20"><text:span text:style-name="Strong_20_Emphasis"><text:span text:style-name="T34">Eli (quietly):</text:span></text:span><text:span text:style-name="T34"> “It matters to everyone.”</text:span></text:p>
      <text:p text:style-name="P20"><text:span text:style-name="Emphasis"><text:span text:style-name="T34">(Outside, wind moves through the trees. Inside, a theory of everything rests in the palm of a teenager’s hand — and this time, no one will take it from him.)</text:span></text:span></text:p>
      <text:p text:style-name="P25"/>
      <text:p text:style-name="P26"><text:span text:style-name="Strong_20_Emphasis"><text:span text:style-name="T34">Scene: The Simulation Becomes a Universe</text:span></text:span></text:p>
      <text:p text:style-name="P5">Eli sat quietly in the passenger seat of his mother’s car, the flash drive clenched in his palm like a relic. They pulled into a high-security research center, where waiting inside was a machine that dwarfed anything Eli had ever seen — a supercomputer millions of times more powerful than his old, broken laptop. No more overheating. No more limitations. Just raw power.</text:p>
      <text:p text:style-name="P5">Back home, he inserted the flash drive. The interface lit up instantly.</text:p>
      <text:p text:style-name="P27"><text:span text:style-name="Strong_20_Emphasis"><text:span text:style-name="T34">File: STANDARD_MODEL_REALITY_SIMULATOR_v1.0_RO</text:span></text:span></text:p>
      <text:p text:style-name="P27"><text:soft-page-break/><text:span text:style-name="Strong_20_Emphasis"><text:span text:style-name="T34">Field Equations Verified. Resolution: 10^-35 m. Frame rate: 10^44 Hz.</text:span></text:span></text:p>
      <text:p text:style-name="P20"><text:span text:style-name="T34">He zoomed in — deeper and deeper — sixty orders of magnitude, down to the Planck length. The quantum foam was no longer abstract: it pulsed, resolved, coherent. He paused. Then… he hit </text:span><text:span text:style-name="Strong_20_Emphasis"><text:span text:style-name="T34">Enter</text:span></text:span><text:span text:style-name="T34">.</text:span></text:p>
      <text:p text:style-name="P5">The screen erupted in light. A Big Bang exploded outward in glorious symmetry. Baryogenesis, inflation, primordial nucleosynthesis — it all unfolded before his eyes. Galaxies swirled like brushstrokes from a god. Stars ignited, danced, died.</text:p>
      <text:p text:style-name="P5">Eli searched. He looked for familiar patterns, planetary systems, biosignatures. Then he saw it — a pale blue world forming out of molten fire.</text:p>
      <text:p text:style-name="P5">He zoomed in.</text:p>
      <text:p text:style-name="P5">A cratered, lava-blanketed surface.<text:line-break/>An ocean world beneath a red, heavy sky.<text:line-break/>Iron-rich continents coalescing and drifting.<text:line-break/>A snowball planet, entombed in ice.<text:line-break/>Then, suddenly: oxygen. The sky turned blue. Life flickered to existence in the sea.</text:p>
      <text:p text:style-name="P20"><text:span text:style-name="Strong_20_Emphasis"><text:span text:style-name="T34">Pangea formed.</text:span></text:span><text:span text:style-name="T34"><text:line-break/>A nearby supernova sent shockwaves through the magnetosphere.<text:line-break/>Reptiles crept out onto swampy deltas.<text:line-break/>Flood basalts cracked the crust.<text:line-break/>Dinosaurs thundered across savannas.<text:line-break/>A meteor fell — the Yucatán vanished in fire.</text:span></text:p>
      <text:p text:style-name="P5">Then came the mammals. Tiny, warm, soft. Curious. Brave.</text:p>
      <text:p text:style-name="P5">He slowed the simulation. Earth rotated slowly. Seasons passed. A familiar city appeared. His own childhood home. His school. Himself.</text:p>
      <text:p text:style-name="P20"><text:span text:style-name="Strong_20_Emphasis"><text:span text:style-name="T34">“Wait…” Eli whispered. “This isn’t just a simulation… this is home.”</text:span></text:span></text:p>
      <text:p text:style-name="P5">He pulled up the local node and searched for his own records.<text:line-break/>Then — his eyes widened.</text:p>
      <text:p text:style-name="P20"><text:span text:style-name="Strong_20_Emphasis"><text:span text:style-name="T34">“The simulation is telling me… I have a sister?”</text:span></text:span></text:p>
      <text:p text:style-name="P5">His logic couldn’t deny it. The code, the precision, the unique configuration of history — there was no way this was random.</text:p>
      <text:p text:style-name="P20"><text:span text:style-name="Strong_20_Emphasis"><text:span text:style-name="T34">“There is only one Earth like this. Only one configuration like ours.”</text:span></text:span></text:p>
      <text:p text:style-name="P5"><text:soft-page-break/>His mom entered the room.<text:line-break/>“Mom,” he asked carefully, “Do I have a sister?”</text:p>
      <text:p text:style-name="P5">She froze.</text:p>
      <text:p text:style-name="P5">“No,” she said. Then: “But… she died.”</text:p>
      <text:p text:style-name="P5">Eli’s jaw tightened.</text:p>
      <text:p text:style-name="P5">“What was her name?”</text:p>
      <text:p text:style-name="P5">His mom hesitated. “…Anna.”</text:p>
      <text:p text:style-name="P5">Eli’s eyes narrowed.</text:p>
      <text:p text:style-name="P5">“I saw her name on the backpack. The sim showed it. You lied.”</text:p>
      <text:p text:style-name="P20"><text:span text:style-name="T34">His mom flared. “So you’re </text:span><text:span text:style-name="Emphasis"><text:span text:style-name="T34">stealing</text:span></text:span><text:span text:style-name="T34"> her stuff now?”</text:span></text:p>
      <text:p text:style-name="P5">Eli shook his head. “No. It’s all in the simulation. And it says she’s coming. With Dad. In five minutes. Prepare.”</text:p>
      <text:p text:style-name="P5">She scoffed. “So you can see the future now?”</text:p>
      <text:p text:style-name="P5">“No,” Eli said, pointing at the screen. “But the simulation can.”</text:p>
      <text:p text:style-name="P5">Five minutes passed.</text:p>
      <text:p text:style-name="P20"><text:span text:style-name="T34">The </text:span><text:span text:style-name="Strong_20_Emphasis"><text:span text:style-name="T34">doorbell rang</text:span></text:span><text:span text:style-name="T34">.</text:span></text:p>
      <text:p text:style-name="P5">Eli bolted to the door and flung it open.</text:p>
      <text:p text:style-name="P20"><text:span text:style-name="T34">“</text:span><text:span text:style-name="Strong_20_Emphasis"><text:span text:style-name="T34">Anna!!!</text:span></text:span><text:span text:style-name="T34">” he shouted, eyes glowing.</text:span></text:p>
      <text:p text:style-name="P5">A girl stood there, confused. She was his age. Same eyes. Same presence. Behind her — their father.</text:p>
      <text:p text:style-name="P5">“It’s just your classmate, relax,” his mom called.</text:p>
      <text:p text:style-name="P20"><text:span text:style-name="T34">“Just like I predicted,” Eli said calmly. “Dad parked </text:span><text:span text:style-name="Emphasis"><text:span text:style-name="T34">right there</text:span></text:span><text:span text:style-name="T34">.”</text:span></text:p>
      <text:p text:style-name="P5">Eli grabbed Anna’s hand. “Come with me. I have something to show you.”</text:p>
      <text:p text:style-name="P5">Their father’s voice raised, then roared. Accusations flew. Threats escalated. Their mother pushed back. Eli shielded Anna.</text:p>
      <text:p text:style-name="P20"><text:span text:style-name="Strong_20_Emphasis"><text:span text:style-name="T34">The police were called.</text:span></text:span></text:p>
      <text:p text:style-name="P5"><text:soft-page-break/>By the end of the night, it wasn’t Eli they handcuffed. It was his father.</text:p>
      <text:p text:style-name="P5">As flashing lights faded and calm returned, Eli turned to Anna.</text:p>
      <text:p text:style-name="P5">“Finally,” he said. “The world is starting to hear our thoughts. Our ideas.”</text:p>
      <text:p text:style-name="P5">She nodded slowly, still trying to comprehend what just unfolded.</text:p>
      <text:p text:style-name="P5">But deep down, she knew. Eli wasn’t crazy.<text:line-break/>He was right.</text:p>
      <text:p text:style-name="P28"/>
      <text:p text:style-name="P29"><text:span text:style-name="Strong_20_Emphasis"><text:span text:style-name="T44">Scene: </text:span></text:span><text:span text:style-name="Strong_20_Emphasis"><text:span text:style-name="T45">Primordial Black Hole Alert</text:span></text:span></text:p>
      <text:p text:style-name="P30"><text:span text:style-name="T46">Eli dimmed the lights in his room, and Anna leaned over the terminal beside him. The simulation opened with a flash, expanding from absolute nothingness into a perfectly ordered </text:span><text:span text:style-name="Strong_20_Emphasis"><text:span text:style-name="T34">Planck Grid</text:span></text:span><text:span text:style-name="T46">: a lattice of discrete spacetime cells flickering in unison. From that substrate, the </text:span><text:span text:style-name="Strong_20_Emphasis"><text:span text:style-name="T34">Unified Classical Relativistic Fields</text:span></text:span><text:span text:style-name="T46"> pulsed to life, layering Dirac matter waves, Yang-Mills fields, and curved tetrads of Einstein-Cartan geometry.</text:span></text:p>
      <text:p text:style-name="P20"><text:span text:style-name="T34">Structures assembled before their eyes. </text:span><text:span text:style-name="Strong_20_Emphasis"><text:span text:style-name="T34">Nuclear solitons</text:span></text:span><text:span text:style-name="T34"> formed as tightly knotted wavepackets, merging to form </text:span><text:span text:style-name="Strong_20_Emphasis"><text:span text:style-name="T34">molecules</text:span></text:span><text:span text:style-name="T34">, then folding into </text:span><text:span text:style-name="Strong_20_Emphasis"><text:span text:style-name="T34">enzymes</text:span></text:span><text:span text:style-name="T34">, vibrating with catalytic potential. Neural networks of </text:span><text:span text:style-name="Strong_20_Emphasis"><text:span text:style-name="T34">brain cells</text:span></text:span><text:span text:style-name="T34"> emerged, and in one cell, they traced the identity of </text:span><text:span text:style-name="Strong_20_Emphasis"><text:span text:style-name="T34">Dr. Alton Gray</text:span></text:span><text:span text:style-name="T34">—a prisoner now, incarcerated at the </text:span><text:span text:style-name="Strong_20_Emphasis"><text:span text:style-name="T34">State Penitentiary</text:span></text:span><text:span text:style-name="T34">. Zooming out, </text:span><text:span text:style-name="Strong_20_Emphasis"><text:span text:style-name="T34">Planet Earth</text:span></text:span><text:span text:style-name="T34"> spun quietly beneath a shimmering </text:span><text:span text:style-name="Strong_20_Emphasis"><text:span text:style-name="T34">moon</text:span></text:span><text:span text:style-name="T34">, with the </text:span><text:span text:style-name="Strong_20_Emphasis"><text:span text:style-name="T34">sun</text:span></text:span><text:span text:style-name="T34"> glowing in delicate lattice heat, the </text:span><text:span text:style-name="Strong_20_Emphasis"><text:span text:style-name="T34">solar system</text:span></text:span><text:span text:style-name="T34"> cast in miniature—</text:span><text:span text:style-name="Strong_20_Emphasis"><text:span text:style-name="T34">dots in a sunbeam</text:span></text:span><text:span text:style-name="T34">.</text:span></text:p>
      <text:p text:style-name="P20"><text:span text:style-name="T34">Eli manipulated the view. The background stars didn’t stand still. They </text:span><text:span text:style-name="Strong_20_Emphasis"><text:span text:style-name="T34">moved like raindrops in a hurricane</text:span></text:span><text:span text:style-name="T34">, spiraling and sweeping past at relativistic speeds. </text:span><text:span text:style-name="Strong_20_Emphasis"><text:span text:style-name="T34">Supernovae</text:span></text:span><text:span text:style-name="T34"> flared like </text:span><text:span text:style-name="Strong_20_Emphasis"><text:span text:style-name="T34">lightning</text:span></text:span><text:span text:style-name="T34">. The </text:span><text:span text:style-name="Strong_20_Emphasis"><text:span text:style-name="T34">Milky Way</text:span></text:span><text:span text:style-name="T34"> twisted in turbulent loops—the </text:span><text:span text:style-name="Strong_20_Emphasis"><text:span text:style-name="T34">galaxy itself a storm</text:span></text:span><text:span text:style-name="T34">. Then </text:span><text:span text:style-name="Strong_20_Emphasis"><text:span text:style-name="T34">Andromeda</text:span></text:span><text:span text:style-name="T34"> passed. </text:span><text:span text:style-name="Strong_20_Emphasis"><text:span text:style-name="T34">Triangulum.</text:span></text:span></text:p>
      <text:p text:style-name="P20"><text:span text:style-name="T34">Further out, the </text:span><text:span text:style-name="Strong_20_Emphasis"><text:span text:style-name="T34">cosmic web</text:span></text:span><text:span text:style-name="T34"> unfurled, stretching across the screen in delicate golden threads.</text:span></text:p>
      <text:p text:style-name="P5">Anna tilted her head. “Looks like a sponge.”</text:p>
      <text:p text:style-name="P5">She pointed. “What’s that?”</text:p>
      <text:p text:style-name="P5">Eli paused the simulation. "Unseen gravity..." he muttered. He toggled a new diagnostic layer.</text:p>
      <text:p text:style-name="P5"><text:soft-page-break/>The screen burst with red points.</text:p>
      <text:list text:style-name="L1">
        <text:list-item>
          <text:p text:style-name="P31"><text:span text:style-name="Strong_20_Emphasis"><text:span text:style-name="T34">84%: Rotating Black Holes</text:span></text:span></text:p>
        </text:list-item>
        <text:list-item>
          <text:p text:style-name="P31"><text:span text:style-name="Strong_20_Emphasis"><text:span text:style-name="T34">12%: Hydrogen-1 Protons</text:span></text:span></text:p>
        </text:list-item>
        <text:list-item>
          <text:p text:style-name="P31"><text:span text:style-name="Strong_20_Emphasis"><text:span text:style-name="T34">4%: Helium-4 Alpha Particles</text:span></text:span></text:p>
        </text:list-item>
      </text:list>
      <text:p text:style-name="P5">Anna squinted. "What fraction is primordial?"</text:p>
      <text:p text:style-name="P5">Eli ran a quick analysis.</text:p>
      <text:p text:style-name="P20"><text:span text:style-name="Strong_20_Emphasis"><text:span text:style-name="T34">&gt; 99.99999% of the black holes are primordial.</text:span></text:span></text:p>
      <text:p text:style-name="P5">He turned pale. “Should we be worried?”</text:p>
      <text:p text:style-name="P5">They watched in silence until Eli noticed one anomaly.</text:p>
      <text:p text:style-name="P5">"Anna… this one’s moving toward us."</text:p>
      <text:p text:style-name="P20"><text:span text:style-name="T34">He focused in. A </text:span><text:span text:style-name="Strong_20_Emphasis"><text:span text:style-name="T34">primordial black hole</text:span></text:span><text:span text:style-name="T34">, maybe the mass of a mountain, was on a direct course through the </text:span><text:span text:style-name="Strong_20_Emphasis"><text:span text:style-name="T34">solar system</text:span></text:span><text:span text:style-name="T34">—a bullet through the orbital clockwork.</text:span></text:p>
      <text:p text:style-name="P5">“It’ll pass straight through Earth…” Eli’s voice trailed off.</text:p>
      <text:p text:style-name="P5">“No time to prepare,” Anna whispered.</text:p>
      <text:p text:style-name="P5">“Turn on the news,” Eli said.</text:p>
      <text:p text:style-name="P5">The headline hit:</text:p>
      <text:p text:style-name="P27"><text:span text:style-name="Strong_20_Emphasis"><text:span text:style-name="T34">Chelyabinsk meteor lights up Russian sky—hundreds injured.</text:span></text:span></text:p>
      <text:p text:style-name="P5">Eli and Anna looked at each other in amazement, then hugged. “We discovered it,” Anna beamed.</text:p>
      <text:p text:style-name="P20"><text:span text:style-name="T34">Eli added, “Some of those ‘asteroids’... they’re </text:span><text:span text:style-name="Strong_20_Emphasis"><text:span text:style-name="T34">primordial black holes</text:span></text:span><text:span text:style-name="T34"> from our own galaxy.”</text:span></text:p>
      <text:p text:style-name="P5">He zoomed further out.</text:p>
      <text:p text:style-name="P20"><text:span text:style-name="T34">“Wait—what is </text:span><text:span text:style-name="Emphasis"><text:span text:style-name="T34">that</text:span></text:span><text:span text:style-name="T34">?”</text:span></text:p>
      <text:p text:style-name="P20"><text:span text:style-name="T34">Another black hole. A </text:span><text:span text:style-name="Strong_20_Emphasis"><text:span text:style-name="T34">supermassive one</text:span></text:span><text:span text:style-name="T34">. His tools estimated: </text:span><text:span text:style-name="Strong_20_Emphasis"><text:span text:style-name="T34">one million solar masses.</text:span></text:span></text:p>
      <text:p text:style-name="P5">“Trajectory…” he calculated.</text:p>
      <text:p text:style-name="P20"><text:soft-page-break/><text:span text:style-name="Strong_20_Emphasis"><text:span text:style-name="T34">It’s headed toward the inner solar system. ETA: Two years.</text:span></text:span></text:p>
      <text:p text:style-name="P5">He froze. “We have to tell NASA. We have to train. We’re going to need a rocket.”</text:p>
      <text:p text:style-name="P32"/>
      <text:p text:style-name="P33"><text:span text:style-name="Strong_20_Emphasis"><text:span text:style-name="T44">Scene: </text:span></text:span><text:span text:style-name="Strong_20_Emphasis"><text:span text:style-name="T47">Doomsday </text:span></text:span><text:span text:style-name="Strong_20_Emphasis"><text:span text:style-name="T48">Science </text:span></text:span><text:span text:style-name="Strong_20_Emphasis"><text:span text:style-name="T47">Lecture</text:span></text:span></text:p>
      <text:p text:style-name="P34">Eli and Anna stand on the stage of a packed auditorium, the air thick with disbelief and curiosity. A massive screen behind them displays the interface of their simulation—layer after layer of the universe peeled back, revealing cosmic structure with Planck-scale precision.</text:p>
      <text:p text:style-name="P5">"We bring evidence," Eli declares, plugging the flash drive into the port. The simulation begins: the Planck Grid, Unified Classical Relativistic Fields, Nuclear Solitons, Molecules, Enzymes, Brain Cells, Earth, and beyond. The audience watches as a seamless structure unfolds: from the trembling vacuum of spacetime to the neural nets of human cognition, all encoded in interacting classical fields.</text:p>
      <text:p text:style-name="P5">Anna follows with conviction, her voice resonating through the hall. "This isn’t a model. This is reality encoded in classical fields. We've found a primordial black hole headed for Earth."</text:p>
      <text:p text:style-name="P5">A woman in the crowd, clutching a cross, shouts emotionally, "How could God do this to us?"</text:p>
      <text:p text:style-name="P5">Anna and Eli answer almost in sync:</text:p>
      <text:p text:style-name="P5">"We are the gods now," Anna says. "We cracked the code."</text:p>
      <text:p text:style-name="P5">"And your God... isn't real," Eli adds with calm finality. "Not in this physics."</text:p>
      <text:p text:style-name="P5">Shock spreads across the room. Some gasp. Others mutter or stand up in protest. But they don't stop.</text:p>
      <text:p text:style-name="P5">Another skeptic stands. "But if you're not using Newton’s laws, how can we trust your predictions?"</text:p>
      <text:p text:style-name="P5">Eli steps forward. "Newtonian particles are an approximation. The real physics is in classical relativistic fields. Quantum weirdness? Emergent. Irrelevant at the foundational level."</text:p>
      <text:p text:style-name="P5">A new simulation launches: one screen shows standard quantum particle calculations—probabilistic scattering, decoherence, entanglement. The other, Eli and Anna's simulation: field-based wavepackets, solitonic interaction, fluid-like emergence of <text:soft-page-break/>statistical behavior. The comparison is uncanny. Every major known quantum experiment is mirrored through purely classical, deterministic means.</text:p>
      <text:p text:style-name="P5">One by one, faces light up with the dawning realization. The collapse of certainty is audible in the silence that follows.</text:p>
      <text:p text:style-name="P5">Then Eli switches the display: orbital trajectories, gravitational lensing maps, and a timeline. The crowd sees it: the trajectory of a primordial black hole, fast, invisible, approaching from deep interstellar space. And then another—a much bigger one, a million solar masses, set to pass through the solar system in two years.</text:p>
      <text:p text:style-name="P5">The auditorium goes dead silent.</text:p>
      <text:p text:style-name="P5">The principal breaks the silence: "This... this can't be real."</text:p>
      <text:p text:style-name="P5">"It is," Anna says, staring into the audience. "And no one else can see it. We had to code the universe to reveal it."</text:p>
      <text:p text:style-name="P5">Still, resistance brews. The national science board hesitates. Defense agencies demand classified briefings. Bureaucracy consumes precious time. Denial sets in.</text:p>
      <text:p text:style-name="P5">That night, in the basement of their temporary quarters, Eli and Anna huddle together over blueprints.</text:p>
      <text:p text:style-name="P5">"We have no choice," Eli whispers. "We go rogue. We take the simulation, the drive, and we leave."</text:p>
      <text:p text:style-name="P5">Anna nods. "We leave Earth behind to save it."</text:p>
      <text:p text:style-name="P35"/>
      <text:p text:style-name="P36"><text:span text:style-name="Strong_20_Emphasis"><text:span text:style-name="T44">Scene: </text:span></text:span><text:span text:style-name="Strong_20_Emphasis"><text:span text:style-name="T49">Rocket</text:span></text:span><text:span text:style-name="Strong_20_Emphasis"><text:span text:style-name="T50"> Escape Sequence</text:span></text:span></text:p>
      <text:p text:style-name="P37">Still, <text:span text:style-name="T51">since </text:span>resistance brews, <text:span text:style-name="T51">and with b</text:span>ureaucracy slow<text:span text:style-name="T51">ing</text:span> response. Eli and Anna make a decision.</text:p>
      <text:p text:style-name="P5">They escape.</text:p>
      <text:p text:style-name="P5">Under moonlight filtered through heavy clouds, the siblings move fast. Armed with only a duffel bag of supplies and the precious flash drive, they navigate the overgrown perimeter of a decommissioned aerospace testing facility. Eli hacks into the power systems, bypassing ancient security protocols. Anna climbs into the cockpit of the X-97 Stratohawk, a military-grade scramjet spaceplane, mothballed but intact.</text:p>
      <text:p text:style-name="P5"><text:soft-page-break/>"We’ve only got one shot," she says.</text:p>
      <text:p text:style-name="P5">"We’ll make it count," Eli replies, flipping switches as the instrument panels flicker to life.</text:p>
      <text:p text:style-name="P5">At 3:07 a.m., the Stratohawk's engines growl awake, spewing ionized plasma. Runway lights, long dead, stutter back online. A silent alarm triggers.</text:p>
      <text:p text:style-name="P5">Floodlights snap on. Armed agents pour in from the treeline, shouts pierce the night. Vehicles converge. A helicopter arcs overhead.</text:p>
      <text:p text:style-name="P5">"We’re hot!" Anna yells.</text:p>
      <text:p text:style-name="P5">Eli slams the throttle. The Stratohawk rockets forward, wheels screeching. Heat sensors lock onto them—multiple missiles inbound.</text:p>
      <text:p text:style-name="P5">The sky lights up as surface-to-air missiles streak from the forest. Eli jerks the stick. Flares eject. The missiles overshoot. The Stratohawk lifts into the air, narrowly escaping a Humvee that barrels onto the runway in a last-ditch attempt to block them.</text:p>
      <text:p text:style-name="P5">"Incoming—nuke!" Anna cries, watching a blinding white flash blossom below them.</text:p>
      <text:p text:style-name="P5">A tactical nuclear burst erupts just behind their flight arc. The shockwave slams them forward. Warnings blare. The pressure wave scrapes past, rattling the hull. But the arc holds. They're through the stratosphere.</text:p>
      <text:p text:style-name="P5">"We’re in the mesosphere," Eli pants. "No turning back."</text:p>
      <text:p text:style-name="P5">The Stratohawk punches into low Earth orbit. Anna and Eli sit back, trembling, watching the receding curve of the Earth.</text:p>
      <text:p text:style-name="P5">"We made it."</text:p>
      <text:p text:style-name="P5">"Yeah," Eli says. "Now let’s find the ISS."</text:p>
      <text:p text:style-name="P5">Below, the burned runway smolders.<text:line-break/>Above, the sky is finally theirs.</text:p>
      <text:p text:style-name="P38"/>
      <text:p text:style-name="P39"><text:span text:style-name="Strong_20_Emphasis"><text:span text:style-name="T44">Scene: </text:span></text:span><text:span text:style-name="Strong_20_Emphasis"><text:span text:style-name="T52">Evacuating Earth </text:span></text:span><text:span text:style-name="Strong_20_Emphasis"><text:span text:style-name="T53">Sequence</text:span></text:span></text:p>
      <text:p text:style-name="P5">Docking with the ISS was like threading a needle at 8 kilometers per second. Eli’s hands trembled only slightly as he guided the spaceplane into the docking collar. Magnetic clamps locked with a deep clunk that echoed through the fuselage.</text:p>
      <text:p text:style-name="P5"><text:soft-page-break/>"We're in," Eli said, unstrapping. "Go."</text:p>
      <text:p text:style-name="P20"><text:span text:style-name="T34">Anna pushed off the bulkhead, floating weightless through the narrow docking tunnel. She cradled the flash drive like a holy relic. Onboard AI systems flickered to life as their biosigns registered. Soft tones echoed: </text:span><text:span text:style-name="Emphasis"><text:span text:style-name="T34">Unauthorized access detected. Override required.</text:span></text:span></text:p>
      <text:p text:style-name="P5">"Override this," Anna muttered, punching commands into the terminal. The simulation interface loaded. Layers of relativistic field theory cascaded across the screen: Dirac spinor textures, Yang-Mills color charge densities, and localized tetrads wrapped in the curvature of the Einstein-Cartan geometry.</text:p>
      <text:p text:style-name="P5">"Drive control unlocked," said the AI, uncertain. "Warning: nuclear ignition sequence untested."</text:p>
      <text:p text:style-name="P40">Eli leaned back in zero-g, watching the simulation run in real-time on the main console. </text:p>
      <text:p text:style-name="P41">The station groaned. Not from strain—but from transformation.</text:p>
      <text:p text:style-name="P41">Massive struts folded and extended like origami. Shielding deployed: superconductive graphene lattices that absorbed radiation and deflected charged particles via rotating field gradients. Inside, the air changed pitch as the artificial gravity fields came online—not rotating cylinders, but polarized standing waves in the classical Higgs sector, forming localized inertial frames.</text:p>
      <text:p text:style-name="P5">Eli floated in beside her, his eyes wide with resolution. "Main engines: Engage."</text:p>
      <text:p text:style-name="P5">Outside, the retrofitted nuclear ramjets—originally designed for high-altitude stealth bombers—flared blue. The engines had been redesigned around Eli’s equations: fusion chambers fed by a magnetic scoop that harvested interstellar hydrogen, triggering relativistic reactions driven not by fuel tanks, but by controlled spacetime curvature and coherent field configurations.</text:p>
      <text:p text:style-name="P5">"Acceleration curve nominal," the AI reported. "Velocity increasing. Targeting 0.6c."</text:p>
      <text:p text:style-name="P40">The ISS, now retrofitted with military-grade nuclear ram engines, begins accelerating. Over a year, it <text:span text:style-name="T54">will</text:span> <text:span text:style-name="T55">eventually </text:span>reach 60% the speed of light. No longer a station. Now a ship.</text:p>
      <text:p text:style-name="P40"><text:soft-page-break/>And so, the ISS was no longer a station. It was a vessel—a relativistic ark propelled not by combustion, but by mastery of the classical relativistic fields underpinning reality itself.</text:p>
      <text:p text:style-name="P5">In the observation <text:span text:style-name="T56">bay</text:span>, Earth began to shrink <text:span text:style-name="T57">into the distance</text:span>. <text:span text:style-name="T58">In the front viewport </text:span><text:span text:style-name="T56">deck</text:span><text:span text:style-name="T58"> </text:span><text:span text:style-name="T59">however</text:span><text:span text:style-name="T58">, the background stars </text:span><text:span text:style-name="T59">gradually </text:span><text:span text:style-name="T58">concentrated </text:span><text:span text:style-name="T59">into a bright beam of light. </text:span><text:span text:style-name="T60">The radio chatter from the Earth fades into </text:span><text:span text:style-name="T61">t</text:span>he background cosmic microwave radiation, a<text:span text:style-name="T62">n </text:span><text:span text:style-name="T63">echo</text:span> of the speed they were approaching.</text:p>
      <text:p text:style-name="P5">"The field structure is holding," he said. "The ship’s fusion wake leaves behind coherent fluctuations. Vacuum polarization. The quantum vacuum is just a classical field medium, structured by our motion."</text:p>
      <text:p text:style-name="P5">Anna’s eyes sparkled. "We're surfing the latticework of the universe."</text:p>
      <text:p text:style-name="P42">They had left Earth behind.</text:p>
      <text:p text:style-name="P42">And ahead, lay the singularity.</text:p>
      <text:p text:style-name="P43"/>
      <text:p text:style-name="P44"><text:span text:style-name="Strong_20_Emphasis"><text:span text:style-name="T44">Scene: </text:span></text:span><text:span text:style-name="Strong_20_Emphasis"><text:span text:style-name="T64">Relativistic Ark </text:span></text:span><text:span text:style-name="Strong_20_Emphasis"><text:span text:style-name="T65">Story</text:span></text:span></text:p>
      <text:p text:style-name="P45">The onboard reactors consumed the cosmic medium itself. Interstellar hydrogen and helium, funneled through vast magnetic intakes, were compressed and fused inside confinement rings designed with solitonic stability in mind. The energy released powered everything: plasma shielding, life support, propulsion, the AI interfaces, and most importantly, the onboard field simulation engine.</text:p>
      <text:p text:style-name="P5">The hull was no longer just reinforced aluminum. Eli and Anna retrofitted the outer layers with layered graphene composites, each micromachined with self-healing circuits encoded with nonlinear Klein-Gordon waveguides. These weren't just structural materials—they were active components in the ship's control, feedback, and navigation systems.</text:p>
      <text:p text:style-name="P5">Inside, a miracle grew. Crops germinated under synthetic suns, their photosynthesis tuned by precisely modulated field harmonics. Soil microbes had been cultured and optimized within the simulation, then printed into being with molecular precision. Within months, what was once a sterile pressure chamber had become a miniature Earth, curved inside a spinning drum.</text:p>
      <text:p text:style-name="P5">The O’Neill cylinder spun slowly, just enough to simulate Earth gravity. Artificial day and night followed a harmonic pulse derived from the Planckian oscillator <text:soft-page-break/>lattice, maintaining circadian rhythms while syncing every quantum-coherent memory crystal on board.</text:p>
      <text:p text:style-name="P5">They planted apple trees.</text:p>
      <text:p text:style-name="P5">They bred insects.</text:p>
      <text:p text:style-name="P5">They simulated Earth's oceans in water tanks, complete with self-regulating salinity levels and microbial life that had never existed in nature, but worked perfectly in theory.</text:p>
      <text:p text:style-name="P5">Anna stood one morning near a windowpane—really a thin transparent graphene lens several meters thick—and watched the stars <text:span text:style-name="T66">bend</text:span> into streaks of blue and red. The cosmic microwave background was shifting <text:span text:style-name="T67">by a factor of millions</text:span>, blueshifting ahead <text:span text:style-name="T68">into visible light as a orange thermal glow</text:span>, redshifting behind <text:span text:style-name="T69">into radio-silence</text:span>. Time dilated. Space contracted.</text:p>
      <text:p text:style-name="P5">Eli stood beside her, holding the flash drive.</text:p>
      <text:p text:style-name="P5">"All this," he whispered, "and it's just the beginning."</text:p>
      <text:p text:style-name="P5">Ahead of them, somewhere in that <text:span text:style-name="T70">regime of </text:span><text:span text:style-name="T71">insane </text:span><text:span text:style-name="T72">warp</text:span> velocity <text:span text:style-name="T73">of 99.9% light speed</text:span>, was the singularity—the oncoming primordial black hole. But they no longer feared it. It was not death, but convergence. A boundary condition of the universe.</text:p>
      <text:p text:style-name="P5">And if the simulation held, they could surf it.</text:p>
      <text:p text:style-name="P5">Or steer it.</text:p>
      <text:p text:style-name="P5">The ISS had become more than a ship. It was a field-computational organism, alive with emergent intelligence, held together not by rivets, but by resonance.</text:p>
      <text:p text:style-name="P5">A vessel, on a mission to outrun the past—and meet the future head-on.</text:p>
      <text:p text:style-name="P43"/>
      <text:p text:style-name="P44"><text:span text:style-name="Strong_20_Emphasis"><text:span text:style-name="T44">Scene: </text:span></text:span><text:span text:style-name="Strong_20_Emphasis"><text:span text:style-name="T74">Black Hole Arrival</text:span></text:span></text:p>
      <text:p text:style-name="P46"><text:span text:style-name="Strong_20_Emphasis"><text:span text:style-name="T75">They steer the ship into an unstable zoom and whirl orbit around the invisible super-massive monster. Background stars distorted all over the place by the black hole’s insane level of gravitational light bending power. The shadow cast by the behemoth grows ever larger. A testament to the properties of the Einstein-Cartan geometry: Mass and Spin.</text:span></text:span></text:p>
      <text:p text:style-name="P47"><text:soft-page-break/>Inside the ship, every instrument jitters with relativistic tension. The Kerr-Schild navigation overlay flickers, struggling to stabilize coordinates near the ergosphere. Light spirals. Space itself shreds into twisted funnels of frame-dragging chaos.</text:p>
      <text:p text:style-name="P47">"We can’t hold this orbit long," Anna warns, gripping the control rail.</text:p>
      <text:p text:style-name="P47">Eli adjusts the attitude thrusters manually, his fingers dancing over the interface. "Just long enough to slingshot around. The escape vector is locked."</text:p>
      <text:p text:style-name="P47">They eject a probe—a tiny seed of the simulation—down into the event horizon, to study the torsion fields threading through spacetime. A last gift to science.</text:p>
      <text:p text:style-name="P47">The fusion ramjets roar to life, pulling them out of the monster's grasp. The ship burns toward a scarlet speck in the interstellar black.</text:p>
      <text:p text:style-name="P47">A habitable world: a massive moon, orbiting a brown-and-gold banded gas giant, itself circling a quiet red dwarf. Aurora storms rage along the gas giant’s equator, while the red sun pulses like a slow heartbeat.</text:p>
      <text:p text:style-name="P47">As they descend, the moon's strange weather patterns bloom into view—tornadoes of iridescent vapor, oceans of liquid crystal, forests with fractal branches glowing from within. The clouds are thick and heavy, filled with charged filaments. Thunder doesn't crack here; it hums.</text:p>
      <text:p text:style-name="P47">"This is it," Eli says. "Reconstruction begins here."</text:p>
      <text:p text:style-name="P47">Anna deploys the landing sequence. "Confirming surface stability. Gravity is Earth-like. Radiation minimal. Local organics detected."</text:p>
      <text:p text:style-name="P47">The ship dips through atmosphere, guided by magnetoaerodynamic fins. A gentle pulse softens the landing. They touch down near a vast plateau carved by aeons of tectonic tension. Behind them, the black hole still looms in the distant night sky, its shadow reaching toward the stars.</text:p>
      <text:p text:style-name="P47">They descend the ramp, boots touching alien soil. A new epoch has begun.</text:p>
      <text:p text:style-name="P47">And so, Eli and Anna begin anew—not as survivors, but as the seeders of civilization, armed with a flash drive containing the full classical simulation of the universe, and the knowledge to grow life from fields alone.</text:p>
      <text:p text:style-name="P48"/>
      <text:p text:style-name="P49"><text:span text:style-name="Strong_20_Emphasis"><text:span text:style-name="T44">Scene: </text:span></text:span><text:span text:style-name="Strong_20_Emphasis"><text:span text:style-name="T76">Fossil Time Paradox</text:span></text:span></text:p>
      <text:p text:style-name="P50">INT. ALIEN FOREST - DUSK</text:p>
      <text:p text:style-name="P51"><text:soft-page-break/>The air hums with soft bioluminescence. Towering trees spiral in corkscrew patterns. Mist hangs low.</text:p>
      <text:p text:style-name="P51">Eli kneels by a rock outcrop, brushes away ancient moss.</text:p>
      <text:p text:style-name="P51">ELI<text:line-break/>(voice trembling)<text:line-break/>Anna... come here. You have to see this.</text:p>
      <text:p text:style-name="P51">Anna rushes over, her boots crunching alien leaves. Eli holds up a fossil embedded in the stone. A humanoid skull—longer, denser. But unmistakably Earthly.</text:p>
      <text:p text:style-name="P51">ANNA<text:line-break/>(squinting)<text:line-break/>That... that can’t be. It looks... almost human.</text:p>
      <text:p text:style-name="P51">ELI<text:line-break/>Worse.<text:line-break/>(he activates the DNA scanner)<text:line-break/>It’s Dad.</text:p>
      <text:p text:style-name="P51">Anna stares at the results flashing green.</text:p>
      <text:p text:style-name="P51">ANNA<text:line-break/>(shocked)<text:line-break/>What?! How can that be?! We left him behind. We escaped. This... this isn’t Earth—</text:p>
      <text:p text:style-name="P51">ELI<text:line-break/>(breathless)<text:line-break/>It <text:span text:style-name="Emphasis">is</text:span> Earth.<text:line-break/>(turns to her slowly)<text:line-break/>We landed back on Earth... just not the one we remember. It’s the far, far future. So far that even continents forgot their names.</text:p>
      <text:p text:style-name="P51">ANNA<text:line-break/>No...<text:line-break/>(shakes her head)<text:line-break/>But we didn’t even turn around—</text:p>
      <text:p text:style-name="P51">ELI<text:line-break/>We <text:span text:style-name="Emphasis">did</text:span>. Remember the override? When we disabled the AI and pushed past 99.9% the speed of light? The moment we slingshotted around the black hole...</text:p>
      <text:p text:style-name="P51"><text:soft-page-break/>ANNA<text:line-break/>(eyes widening)<text:line-break/>Time dilation.</text:p>
      <text:p text:style-name="P51">ELI<text:line-break/>Exactly. Thousands of years passed for every second we spent onboard. We went forward—shot like an arrow into time.</text:p>
      <text:p text:style-name="P51">ANNA<text:line-break/>Okay... okay... but what about <text:span text:style-name="Emphasis">returning</text:span>? That means we accelerated again, right?</text:p>
      <text:p text:style-name="P51">ELI<text:line-break/>Yes. We looped the black hole's ergosphere... the orbit gave us a return vector. We <text:span text:style-name="Emphasis">chose</text:span> our reentry path without realizing what it meant.</text:p>
      <text:p text:style-name="P51">He looks up at the bizarre purple canopy of the forest.</text:p>
      <text:p text:style-name="P51">ELI (CONT'D)<text:line-break/>Two. Trillion. Years.</text:p>
      <text:p text:style-name="P51">Anna backs away from the fossil, nearly stumbling.</text:p>
      <text:p text:style-name="P51">ANNA<text:line-break/>(whispers)<text:line-break/>He... lived again?</text:p>
      <text:p text:style-name="P51">ELI<text:line-break/>No. His DNA just lingered. The simulation predicted it—data locked in planetary sediment, absorbed, replicated, echoed.</text:p>
      <text:p text:style-name="P51">Anna exhales hard.</text:p>
      <text:p text:style-name="P51">ANNA<text:line-break/>So life didn’t just survive.<text:line-break/>(beat)<text:line-break/>It evolved from... us.</text:p>
      <text:p text:style-name="P51">ELI<text:line-break/>Dad always said we were chasing ghosts.<text:line-break/>(looks at the skull)<text:line-break/>Turns out, we became them.</text:p>
      <text:p text:style-name="P51">The trees shift, revealing structures in the distance—geometries that defy logic. They look at each other.</text:p>
      <text:p text:style-name="P51"><text:soft-page-break/>ANNA<text:line-break/>Then this is it. Home, but not home.</text:p>
      <text:p text:style-name="P51">ELI<text:line-break/>Time didn’t kill Earth.<text:line-break/>(glances at the skull)<text:line-break/>It <text:span text:style-name="Emphasis">remembered</text:span>.</text:p>
      <text:p text:style-name="P51">They step forward, toward the structures, their past long behind, their future unfolding beneath alien stars.</text:p>
      <text:p text:style-name="P52"/>
      <text:p text:style-name="P53"><text:span text:style-name="Strong_20_Emphasis"><text:span text:style-name="T77"/></text:span></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mic Sans MS" svg:font-family="'Comic Sans MS'" style:font-family-generic="script" style:font-pitch="variable"/>
    <style:font-face style:name="Consolas" svg:font-family="Consolas"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2pt" fo:language="en" fo:country="US" style:letter-kerning="fals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Title_20_Char" style:class="chapter">
      <style:paragraph-properties fo:margin-top="0in" fo:margin-bottom="0.0555in" style:contextual-spacing="true" fo:line-height="100%" fo:text-align="center" style:justify-single-word="fals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0555in" style:contextual-spacing="false" fo:line-height="108%"/>
      <style:text-properties fo:color="#365f91" loext:opacity="100%" style:font-name="Aptos Display" fo:font-family="'Aptos Display'" style:font-family-generic="roman" style:font-pitch="variable" fo:font-weight="normal" style:font-name-asian="Aptos1" style:font-family-asian="Aptos" style:font-family-generic-asian="system" style:font-pitch-asian="variable" style:font-weight-asian="normal" style:font-name-complex="Tahoma" style:font-family-complex="Tahoma"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2T22:16:25</meta:creation-date>
    <dc:date>2025-08-02T11:56:02.328605800</dc:date>
    <meta:generator>LibreOffice/25.2.4.3$Windows_X86_64 LibreOffice_project/33e196637044ead23f5c3226cde09b47731f7e27</meta:generator>
    <meta:editing-duration>PT6H21M34S</meta:editing-duration>
    <meta:editing-cycles>153</meta:editing-cycles>
    <meta:print-date>2025-08-01T19:39:41.007711500</meta:print-date>
    <meta:printed-by>PDF files</meta:printed-by>
    <meta:document-statistic meta:table-count="0" meta:image-count="0" meta:object-count="0" meta:page-count="25" meta:paragraph-count="337" meta:word-count="6587" meta:character-count="42008" meta:non-whitespace-character-count="35773"/>
    <meta:user-defined meta:name="AppVersion">12.0000</meta:user-defined>
    <meta:template xlink:type="simple" xlink:actuate="onRequest" xlink:title="Normal.dotm" xlink:href=""/>
  </office:meta>
</office:document-meta>
</file>